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ll" table:style-name="ta1">
        <table:shapes>
          <draw:frame draw:z-index="0" draw:style-name="gr1" draw:text-style-name="P1" svg:width="652.65pt" svg:height="362.15pt" svg:x="596.89pt" svg:y="266.54pt">
            <loext:p draw:notify-on-update-of-ranges="all.B1:all.AK1 all.A2:all.A2 all.B2:all.AK2 all.A9:all.A9 all.B9:all.AK9 all.A2:all.A2 all.B2:all.AK2 all.A9:all.A9 all.B9:all.AK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2.23pt" svg:y="236.27pt">
            <loext:p draw:notify-on-update-of-ranges="all.B1:all.AK1 all.A6:all.A6 all.B6:all.AK6 all.A13:all.A13 all.B13:all.AK13 all.A6:all.A6 all.B6:all.AK6 all.A13:all.A13 all.B13:all.AK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2.89pt" svg:height="255.23pt" svg:x="30.22pt" svg:y="502.98pt">
            <loext:p draw:notify-on-update-of-ranges="all.B1:all.AK1 all.A7:all.A7 all.B7:all.AK7 all.A14:all.A14 all.B14:all.AK14 all.A7:all.A7 all.B7:all.AK7 all.A14:all.A14 all.B14:all.AK14 all.A18:all.A18 all.B18:all.AK1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31" table:default-cell-style-name="Default"/>
        <table:table-row table:style-name="ro1">
          <table:table-cell office:value-type="string" calcext:value-type="string">
            <text:p>Progra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avg</text:p>
          </table:table-cell>
          <table:table-cell office:value-type="float" office:value="20674.02935" calcext:value-type="float">
            <text:p>20674.02935</text:p>
          </table:table-cell>
          <table:table-cell office:value-type="float" office:value="10536.7171428571" calcext:value-type="float">
            <text:p>10536.7171428571</text:p>
          </table:table-cell>
          <table:table-cell office:value-type="float" office:value="7429.9186190476" calcext:value-type="float">
            <text:p>7429.9186190476</text:p>
          </table:table-cell>
          <table:table-cell office:value-type="float" office:value="5473.3542857143" calcext:value-type="float">
            <text:p>5473.3542857143</text:p>
          </table:table-cell>
          <table:table-cell office:value-type="float" office:value="4519.3693333333" calcext:value-type="float">
            <text:p>4519.3693333333</text:p>
          </table:table-cell>
          <table:table-cell office:value-type="float" office:value="3755.1329047619" calcext:value-type="float">
            <text:p>3755.1329047619</text:p>
          </table:table-cell>
          <table:table-cell office:value-type="float" office:value="3287.0052380952" calcext:value-type="float">
            <text:p>3287.0052380952</text:p>
          </table:table-cell>
          <table:table-cell office:value-type="float" office:value="2874.8902857143" calcext:value-type="float">
            <text:p>2874.8902857143</text:p>
          </table:table-cell>
          <table:table-cell office:value-type="float" office:value="2619.5005714286" calcext:value-type="float">
            <text:p>2619.5005714286</text:p>
          </table:table-cell>
          <table:table-cell office:value-type="float" office:value="2367.6967619048" calcext:value-type="float">
            <text:p>2367.6967619048</text:p>
          </table:table-cell>
          <table:table-cell office:value-type="float" office:value="2206.0564761905" calcext:value-type="float">
            <text:p>2206.0564761905</text:p>
          </table:table-cell>
          <table:table-cell office:value-type="float" office:value="2047.5443809524" calcext:value-type="float">
            <text:p>2047.5443809524</text:p>
          </table:table-cell>
          <table:table-cell office:value-type="float" office:value="1925.2393333333" calcext:value-type="float">
            <text:p>1925.2393333333</text:p>
          </table:table-cell>
          <table:table-cell office:value-type="float" office:value="1866.9884285714" calcext:value-type="float">
            <text:p>1866.9884285714</text:p>
          </table:table-cell>
          <table:table-cell office:value-type="float" office:value="1749.8833333333" calcext:value-type="float">
            <text:p>1749.8833333333</text:p>
          </table:table-cell>
          <table:table-cell office:value-type="float" office:value="1698.9953333333" calcext:value-type="float">
            <text:p>1698.9953333333</text:p>
          </table:table-cell>
          <table:table-cell office:value-type="float" office:value="1607.4316190476" calcext:value-type="float">
            <text:p>1607.4316190476</text:p>
          </table:table-cell>
          <table:table-cell office:value-type="float" office:value="1565.4172380952" calcext:value-type="float">
            <text:p>1565.4172380952</text:p>
          </table:table-cell>
          <table:table-cell office:value-type="float" office:value="1511.5397142857" calcext:value-type="float">
            <text:p>1511.5397142857</text:p>
          </table:table-cell>
          <table:table-cell office:value-type="float" office:value="1488.249" calcext:value-type="float">
            <text:p>1488.249</text:p>
          </table:table-cell>
          <table:table-cell office:value-type="float" office:value="1457.7631428572" calcext:value-type="float">
            <text:p>1457.7631428572</text:p>
          </table:table-cell>
          <table:table-cell office:value-type="float" office:value="1399.2854761905" calcext:value-type="float">
            <text:p>1399.2854761905</text:p>
          </table:table-cell>
          <table:table-cell office:value-type="float" office:value="1390.291" calcext:value-type="float">
            <text:p>1390.291</text:p>
          </table:table-cell>
          <table:table-cell office:value-type="float" office:value="1366.8957619048" calcext:value-type="float">
            <text:p>1366.8957619048</text:p>
          </table:table-cell>
          <table:table-cell office:value-type="float" office:value="1313.0730952381" calcext:value-type="float">
            <text:p>1313.0730952381</text:p>
          </table:table-cell>
          <table:table-cell office:value-type="float" office:value="1311.1449047619" calcext:value-type="float">
            <text:p>1311.1449047619</text:p>
          </table:table-cell>
          <table:table-cell office:value-type="float" office:value="1274.9912380952" calcext:value-type="float">
            <text:p>1274.9912380952</text:p>
          </table:table-cell>
          <table:table-cell office:value-type="float" office:value="1251.4649047619" calcext:value-type="float">
            <text:p>1251.4649047619</text:p>
          </table:table-cell>
          <table:table-cell office:value-type="float" office:value="1246.3919047619" calcext:value-type="float">
            <text:p>1246.3919047619</text:p>
          </table:table-cell>
          <table:table-cell office:value-type="float" office:value="1221.9062380952" calcext:value-type="float">
            <text:p>1221.9062380952</text:p>
          </table:table-cell>
          <table:table-cell office:value-type="float" office:value="1211.1096666667" calcext:value-type="float">
            <text:p>1211.1096666667</text:p>
          </table:table-cell>
          <table:table-cell office:value-type="float" office:value="1206.8928095238" calcext:value-type="float">
            <text:p>1206.8928095238</text:p>
          </table:table-cell>
          <table:table-cell office:value-type="float" office:value="1183.5843809524" calcext:value-type="float">
            <text:p>1183.5843809524</text:p>
          </table:table-cell>
          <table:table-cell office:value-type="float" office:value="1182.5797142857" calcext:value-type="float">
            <text:p>1182.5797142857</text:p>
          </table:table-cell>
          <table:table-cell office:value-type="float" office:value="1183.0115238095" calcext:value-type="float">
            <text:p>1183.0115238095</text:p>
          </table:table-cell>
          <table:table-cell office:value-type="float" office:value="1162.7333333333" calcext:value-type="float">
            <text:p>1162.7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max</text:p>
          </table:table-cell>
          <table:table-cell office:value-type="float" office:value="21030.45" calcext:value-type="float">
            <text:p>21030.45</text:p>
          </table:table-cell>
          <table:table-cell office:value-type="float" office:value="10666.889" calcext:value-type="float">
            <text:p>10666.889</text:p>
          </table:table-cell>
          <table:table-cell office:value-type="float" office:value="7705.052" calcext:value-type="float">
            <text:p>7705.052</text:p>
          </table:table-cell>
          <table:table-cell office:value-type="float" office:value="5535.929" calcext:value-type="float">
            <text:p>5535.929</text:p>
          </table:table-cell>
          <table:table-cell office:value-type="float" office:value="4596.212" calcext:value-type="float">
            <text:p>4596.212</text:p>
          </table:table-cell>
          <table:table-cell office:value-type="float" office:value="3799.686" calcext:value-type="float">
            <text:p>3799.686</text:p>
          </table:table-cell>
          <table:table-cell office:value-type="float" office:value="3348.537" calcext:value-type="float">
            <text:p>3348.537</text:p>
          </table:table-cell>
          <table:table-cell office:value-type="float" office:value="2927.759" calcext:value-type="float">
            <text:p>2927.759</text:p>
          </table:table-cell>
          <table:table-cell office:value-type="float" office:value="2702.29" calcext:value-type="float">
            <text:p>2702.29</text:p>
          </table:table-cell>
          <table:table-cell office:value-type="float" office:value="2451.473" calcext:value-type="float">
            <text:p>2451.473</text:p>
          </table:table-cell>
          <table:table-cell office:value-type="float" office:value="2302.47" calcext:value-type="float">
            <text:p>2302.47</text:p>
          </table:table-cell>
          <table:table-cell office:value-type="float" office:value="2117.721" calcext:value-type="float">
            <text:p>2117.721</text:p>
          </table:table-cell>
          <table:table-cell office:value-type="float" office:value="1983.218" calcext:value-type="float">
            <text:p>1983.218</text:p>
          </table:table-cell>
          <table:table-cell office:value-type="float" office:value="2108.529" calcext:value-type="float">
            <text:p>2108.529</text:p>
          </table:table-cell>
          <table:table-cell office:value-type="float" office:value="1903.036" calcext:value-type="float">
            <text:p>1903.036</text:p>
          </table:table-cell>
          <table:table-cell office:value-type="float" office:value="1833.068" calcext:value-type="float">
            <text:p>1833.068</text:p>
          </table:table-cell>
          <table:table-cell office:value-type="float" office:value="1791.427" calcext:value-type="float">
            <text:p>1791.427</text:p>
          </table:table-cell>
          <table:table-cell office:value-type="float" office:value="1806.314" calcext:value-type="float">
            <text:p>1806.314</text:p>
          </table:table-cell>
          <table:table-cell office:value-type="float" office:value="1708.504" calcext:value-type="float">
            <text:p>1708.504</text:p>
          </table:table-cell>
          <table:table-cell office:value-type="float" office:value="1617.072" calcext:value-type="float">
            <text:p>1617.072</text:p>
          </table:table-cell>
          <table:table-cell office:value-type="float" office:value="1583.28" calcext:value-type="float">
            <text:p>1583.28</text:p>
          </table:table-cell>
          <table:table-cell office:value-type="float" office:value="1506.601" calcext:value-type="float">
            <text:p>1506.601</text:p>
          </table:table-cell>
          <table:table-cell office:value-type="float" office:value="1528.72" calcext:value-type="float">
            <text:p>1528.72</text:p>
          </table:table-cell>
          <table:table-cell office:value-type="float" office:value="1429.894" calcext:value-type="float">
            <text:p>1429.894</text:p>
          </table:table-cell>
          <table:table-cell office:value-type="float" office:value="1391.887" calcext:value-type="float">
            <text:p>1391.887</text:p>
          </table:table-cell>
          <table:table-cell office:value-type="float" office:value="1382.229" calcext:value-type="float">
            <text:p>1382.229</text:p>
          </table:table-cell>
          <table:table-cell office:value-type="float" office:value="1413.185" calcext:value-type="float">
            <text:p>1413.185</text:p>
          </table:table-cell>
          <table:table-cell office:value-type="float" office:value="1394.893" calcext:value-type="float">
            <text:p>1394.893</text:p>
          </table:table-cell>
          <table:table-cell office:value-type="float" office:value="1319.054" calcext:value-type="float">
            <text:p>1319.054</text:p>
          </table:table-cell>
          <table:table-cell office:value-type="float" office:value="1321.467" calcext:value-type="float">
            <text:p>1321.467</text:p>
          </table:table-cell>
          <table:table-cell office:value-type="float" office:value="1299.202" calcext:value-type="float">
            <text:p>1299.202</text:p>
          </table:table-cell>
          <table:table-cell office:value-type="float" office:value="1320.758" calcext:value-type="float">
            <text:p>1320.758</text:p>
          </table:table-cell>
          <table:table-cell office:value-type="float" office:value="1279.767" calcext:value-type="float">
            <text:p>1279.767</text:p>
          </table:table-cell>
          <table:table-cell office:value-type="float" office:value="1262.307" calcext:value-type="float">
            <text:p>1262.307</text:p>
          </table:table-cell>
          <table:table-cell office:value-type="float" office:value="1292.227" calcext:value-type="float">
            <text:p>1292.227</text:p>
          </table:table-cell>
          <table:table-cell office:value-type="float" office:value="1269.162" calcext:value-type="float">
            <text:p>1269.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min</text:p>
          </table:table-cell>
          <table:table-cell office:value-type="float" office:value="20314.085" calcext:value-type="float">
            <text:p>20314.085</text:p>
          </table:table-cell>
          <table:table-cell office:value-type="float" office:value="10410.319" calcext:value-type="float">
            <text:p>10410.319</text:p>
          </table:table-cell>
          <table:table-cell office:value-type="float" office:value="7270.174" calcext:value-type="float">
            <text:p>7270.174</text:p>
          </table:table-cell>
          <table:table-cell office:value-type="float" office:value="5406.423" calcext:value-type="float">
            <text:p>5406.423</text:p>
          </table:table-cell>
          <table:table-cell office:value-type="float" office:value="4453.139" calcext:value-type="float">
            <text:p>4453.139</text:p>
          </table:table-cell>
          <table:table-cell office:value-type="float" office:value="3698.433" calcext:value-type="float">
            <text:p>3698.433</text:p>
          </table:table-cell>
          <table:table-cell office:value-type="float" office:value="3225.042" calcext:value-type="float">
            <text:p>3225.042</text:p>
          </table:table-cell>
          <table:table-cell office:value-type="float" office:value="2822.964" calcext:value-type="float">
            <text:p>2822.964</text:p>
          </table:table-cell>
          <table:table-cell office:value-type="float" office:value="2552.739" calcext:value-type="float">
            <text:p>2552.739</text:p>
          </table:table-cell>
          <table:table-cell office:value-type="float" office:value="2315.331" calcext:value-type="float">
            <text:p>2315.331</text:p>
          </table:table-cell>
          <table:table-cell office:value-type="float" office:value="2141.308" calcext:value-type="float">
            <text:p>2141.308</text:p>
          </table:table-cell>
          <table:table-cell office:value-type="float" office:value="1938.084" calcext:value-type="float">
            <text:p>1938.084</text:p>
          </table:table-cell>
          <table:table-cell office:value-type="float" office:value="1840.59" calcext:value-type="float">
            <text:p>1840.59</text:p>
          </table:table-cell>
          <table:table-cell office:value-type="float" office:value="1717.563" calcext:value-type="float">
            <text:p>1717.563</text:p>
          </table:table-cell>
          <table:table-cell office:value-type="float" office:value="1599.42" calcext:value-type="float">
            <text:p>1599.42</text:p>
          </table:table-cell>
          <table:table-cell office:value-type="float" office:value="1566.43" calcext:value-type="float">
            <text:p>1566.43</text:p>
          </table:table-cell>
          <table:table-cell office:value-type="float" office:value="1488.831" calcext:value-type="float">
            <text:p>1488.831</text:p>
          </table:table-cell>
          <table:table-cell office:value-type="float" office:value="1379.634" calcext:value-type="float">
            <text:p>1379.634</text:p>
          </table:table-cell>
          <table:table-cell office:value-type="float" office:value="1357.558" calcext:value-type="float">
            <text:p>1357.558</text:p>
          </table:table-cell>
          <table:table-cell office:value-type="float" office:value="1394.893" calcext:value-type="float">
            <text:p>1394.893</text:p>
          </table:table-cell>
          <table:table-cell office:value-type="float" office:value="1348.648" calcext:value-type="float">
            <text:p>1348.648</text:p>
          </table:table-cell>
          <table:table-cell office:value-type="float" office:value="1298.612" calcext:value-type="float">
            <text:p>1298.612</text:p>
          </table:table-cell>
          <table:table-cell office:value-type="float" office:value="1274.794" calcext:value-type="float">
            <text:p>1274.794</text:p>
          </table:table-cell>
          <table:table-cell office:value-type="float" office:value="1272.971" calcext:value-type="float">
            <text:p>1272.971</text:p>
          </table:table-cell>
          <table:table-cell office:value-type="float" office:value="1229.72" calcext:value-type="float">
            <text:p>1229.72</text:p>
          </table:table-cell>
          <table:table-cell office:value-type="float" office:value="1249.284" calcext:value-type="float">
            <text:p>1249.284</text:p>
          </table:table-cell>
          <table:table-cell office:value-type="float" office:value="1188.116" calcext:value-type="float">
            <text:p>1188.116</text:p>
          </table:table-cell>
          <table:table-cell office:value-type="float" office:value="1192.023" calcext:value-type="float">
            <text:p>1192.023</text:p>
          </table:table-cell>
          <table:table-cell office:value-type="float" office:value="1170.662" calcext:value-type="float">
            <text:p>1170.662</text:p>
          </table:table-cell>
          <table:table-cell office:value-type="float" office:value="1169.484" calcext:value-type="float">
            <text:p>1169.484</text:p>
          </table:table-cell>
          <table:table-cell office:value-type="float" office:value="1153.026" calcext:value-type="float">
            <text:p>1153.026</text:p>
          </table:table-cell>
          <table:table-cell office:value-type="float" office:value="1146.882" calcext:value-type="float">
            <text:p>1146.882</text:p>
          </table:table-cell>
          <table:table-cell office:value-type="float" office:value="1119.106" calcext:value-type="float">
            <text:p>1119.106</text:p>
          </table:table-cell>
          <table:table-cell office:value-type="float" office:value="1123.194" calcext:value-type="float">
            <text:p>1123.194</text:p>
          </table:table-cell>
          <table:table-cell office:value-type="float" office:value="1108.395" calcext:value-type="float">
            <text:p>1108.395</text:p>
          </table:table-cell>
          <table:table-cell office:value-type="float" office:value="1099.969" calcext:value-type="float">
            <text:p>1099.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std</text:p>
          </table:table-cell>
          <table:table-cell office:value-type="float" office:value="163.03966995" calcext:value-type="float">
            <text:p>163.03966995</text:p>
          </table:table-cell>
          <table:table-cell office:value-type="float" office:value="67.3737875181" calcext:value-type="float">
            <text:p>67.3737875181</text:p>
          </table:table-cell>
          <table:table-cell office:value-type="float" office:value="123.6468450804" calcext:value-type="float">
            <text:p>123.6468450804</text:p>
          </table:table-cell>
          <table:table-cell office:value-type="float" office:value="32.237166045" calcext:value-type="float">
            <text:p>32.237166045</text:p>
          </table:table-cell>
          <table:table-cell office:value-type="float" office:value="43.1716625987" calcext:value-type="float">
            <text:p>43.1716625987</text:p>
          </table:table-cell>
          <table:table-cell office:value-type="float" office:value="25.1140574119" calcext:value-type="float">
            <text:p>25.1140574119</text:p>
          </table:table-cell>
          <table:table-cell office:value-type="float" office:value="35.6223221519" calcext:value-type="float">
            <text:p>35.6223221519</text:p>
          </table:table-cell>
          <table:table-cell office:value-type="float" office:value="29.2748966679" calcext:value-type="float">
            <text:p>29.2748966679</text:p>
          </table:table-cell>
          <table:table-cell office:value-type="float" office:value="41.6404545707" calcext:value-type="float">
            <text:p>41.6404545707</text:p>
          </table:table-cell>
          <table:table-cell office:value-type="float" office:value="38.3187453199" calcext:value-type="float">
            <text:p>38.3187453199</text:p>
          </table:table-cell>
          <table:table-cell office:value-type="float" office:value="39.2943719553" calcext:value-type="float">
            <text:p>39.2943719553</text:p>
          </table:table-cell>
          <table:table-cell office:value-type="float" office:value="42.2947082038" calcext:value-type="float">
            <text:p>42.2947082038</text:p>
          </table:table-cell>
          <table:table-cell office:value-type="float" office:value="36.9477124452" calcext:value-type="float">
            <text:p>36.9477124452</text:p>
          </table:table-cell>
          <table:table-cell office:value-type="float" office:value="83.9865801605" calcext:value-type="float">
            <text:p>83.9865801605</text:p>
          </table:table-cell>
          <table:table-cell office:value-type="float" office:value="66.0572375083" calcext:value-type="float">
            <text:p>66.0572375083</text:p>
          </table:table-cell>
          <table:table-cell office:value-type="float" office:value="81.3313745503" calcext:value-type="float">
            <text:p>81.3313745503</text:p>
          </table:table-cell>
          <table:table-cell office:value-type="float" office:value="83.4611993327" calcext:value-type="float">
            <text:p>83.4611993327</text:p>
          </table:table-cell>
          <table:table-cell office:value-type="float" office:value="119.702453583" calcext:value-type="float">
            <text:p>119.702453583</text:p>
          </table:table-cell>
          <table:table-cell office:value-type="float" office:value="90.3202931224" calcext:value-type="float">
            <text:p>90.3202931224</text:p>
          </table:table-cell>
          <table:table-cell office:value-type="float" office:value="64.7715140282" calcext:value-type="float">
            <text:p>64.7715140282</text:p>
          </table:table-cell>
          <table:table-cell office:value-type="float" office:value="68.3840173032" calcext:value-type="float">
            <text:p>68.3840173032</text:p>
          </table:table-cell>
          <table:table-cell office:value-type="float" office:value="66.3116725597" calcext:value-type="float">
            <text:p>66.3116725597</text:p>
          </table:table-cell>
          <table:table-cell office:value-type="float" office:value="79.0223367498" calcext:value-type="float">
            <text:p>79.0223367498</text:p>
          </table:table-cell>
          <table:table-cell office:value-type="float" office:value="48.0392894409" calcext:value-type="float">
            <text:p>48.0392894409</text:p>
          </table:table-cell>
          <table:table-cell office:value-type="float" office:value="49.3723431689" calcext:value-type="float">
            <text:p>49.3723431689</text:p>
          </table:table-cell>
          <table:table-cell office:value-type="float" office:value="35.8282581225" calcext:value-type="float">
            <text:p>35.8282581225</text:p>
          </table:table-cell>
          <table:table-cell office:value-type="float" office:value="52.3415587272" calcext:value-type="float">
            <text:p>52.3415587272</text:p>
          </table:table-cell>
          <table:table-cell office:value-type="float" office:value="53.0318414369" calcext:value-type="float">
            <text:p>53.0318414369</text:p>
          </table:table-cell>
          <table:table-cell office:value-type="float" office:value="50.1816412794" calcext:value-type="float">
            <text:p>50.1816412794</text:p>
          </table:table-cell>
          <table:table-cell office:value-type="float" office:value="37.3548361647" calcext:value-type="float">
            <text:p>37.3548361647</text:p>
          </table:table-cell>
          <table:table-cell office:value-type="float" office:value="34.6354104716" calcext:value-type="float">
            <text:p>34.6354104716</text:p>
          </table:table-cell>
          <table:table-cell office:value-type="float" office:value="46.0901011971" calcext:value-type="float">
            <text:p>46.0901011971</text:p>
          </table:table-cell>
          <table:table-cell office:value-type="float" office:value="38.5561111232" calcext:value-type="float">
            <text:p>38.5561111232</text:p>
          </table:table-cell>
          <table:table-cell office:value-type="float" office:value="41.5656584095" calcext:value-type="float">
            <text:p>41.5656584095</text:p>
          </table:table-cell>
          <table:table-cell office:value-type="float" office:value="47.1090287223" calcext:value-type="float">
            <text:p>47.1090287223</text:p>
          </table:table-cell>
          <table:table-cell office:value-type="float" office:value="44.5419706292" calcext:value-type="float">
            <text:p>44.5419706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spu</text:p>
          </table:table-cell>
          <table:table-cell table:formula="of:=[.B16]/[.B2]" office:value-type="float" office:value="0.907244973026992" calcext:value-type="float">
            <text:p>0.907244973</text:p>
          </table:table-cell>
          <table:table-cell table:formula="of:=[.B16]/[.C2]" office:value-type="float" office:value="1.78009990642247" calcext:value-type="float">
            <text:p>1.7800999064</text:p>
          </table:table-cell>
          <table:table-cell table:formula="of:=[.B16]/[.D2]" office:value-type="float" office:value="2.52444342417364" calcext:value-type="float">
            <text:p>2.5244434242</text:p>
          </table:table-cell>
          <table:table-cell table:formula="of:=[.B16]/[.E2]" office:value-type="float" office:value="3.42685823370781" calcext:value-type="float">
            <text:p>3.4268582337</text:p>
          </table:table-cell>
          <table:table-cell table:formula="of:=[.B16]/[.F2]" office:value-type="float" office:value="4.15022712608576" calcext:value-type="float">
            <text:p>4.1502271261</text:p>
          </table:table-cell>
          <table:table-cell table:formula="of:=[.B16]/[.G2]" office:value-type="float" office:value="4.99487226569662" calcext:value-type="float">
            <text:p>4.9948722657</text:p>
          </table:table-cell>
          <table:table-cell table:formula="of:=[.B16]/[.H2]" office:value-type="float" office:value="5.70623039556494" calcext:value-type="float">
            <text:p>5.7062303956</text:p>
          </table:table-cell>
          <table:table-cell table:formula="of:=[.B16]/[.I2]" office:value-type="float" office:value="6.52421739125246" calcext:value-type="float">
            <text:p>6.5242173913</text:p>
          </table:table-cell>
          <table:table-cell table:formula="of:=[.B16]/[.J2]" office:value-type="float" office:value="7.16029971689252" calcext:value-type="float">
            <text:p>7.1602997169</text:p>
          </table:table-cell>
          <table:table-cell table:formula="of:=[.B16]/[.K2]" office:value-type="float" office:value="7.92179535056278" calcext:value-type="float">
            <text:p>7.9217953506</text:p>
          </table:table-cell>
          <table:table-cell table:formula="of:=[.B16]/[.L2]" office:value-type="float" office:value="8.50223437270711" calcext:value-type="float">
            <text:p>8.5022343727</text:p>
          </table:table-cell>
          <table:table-cell table:formula="of:=[.B16]/[.M2]" office:value-type="float" office:value="9.16044085514552" calcext:value-type="float">
            <text:p>9.1604408551</text:p>
          </table:table-cell>
          <table:table-cell table:formula="of:=[.B16]/[.N2]" office:value-type="float" office:value="9.74237793465695" calcext:value-type="float">
            <text:p>9.7423779347</text:p>
          </table:table-cell>
          <table:table-cell table:formula="of:=[.B16]/[.O2]" office:value-type="float" office:value="10.0463446441134" calcext:value-type="float">
            <text:p>10.0463446441</text:p>
          </table:table-cell>
          <table:table-cell table:formula="of:=[.B16]/[.P2]" office:value-type="float" office:value="10.7186626917987" calcext:value-type="float">
            <text:p>10.7186626918</text:p>
          </table:table-cell>
          <table:table-cell table:formula="of:=[.B16]/[.Q2]" office:value-type="float" office:value="11.0397061322125" calcext:value-type="float">
            <text:p>11.0397061322</text:p>
          </table:table-cell>
          <table:table-cell table:formula="of:=[.B16]/[.R2]" office:value-type="float" office:value="11.6685580759654" calcext:value-type="float">
            <text:p>11.668558076</text:p>
          </table:table-cell>
          <table:table-cell table:formula="of:=[.B16]/[.S2]" office:value-type="float" office:value="11.9817316071099" calcext:value-type="float">
            <text:p>11.9817316071</text:p>
          </table:table-cell>
          <table:table-cell table:formula="of:=[.B16]/[.T2]" office:value-type="float" office:value="12.4088100515861" calcext:value-type="float">
            <text:p>12.4088100516</text:p>
          </table:table-cell>
          <table:table-cell table:formula="of:=[.B16]/[.U2]" office:value-type="float" office:value="12.6030047391263" calcext:value-type="float">
            <text:p>12.6030047391</text:p>
          </table:table-cell>
          <table:table-cell table:formula="of:=[.B16]/[.V2]" office:value-type="float" office:value="12.86656840784" calcext:value-type="float">
            <text:p>12.8665684078</text:p>
          </table:table-cell>
          <table:table-cell table:formula="of:=[.B16]/[.W2]" office:value-type="float" office:value="13.4042763389952" calcext:value-type="float">
            <text:p>13.404276339</text:p>
          </table:table-cell>
          <table:table-cell table:formula="of:=[.B16]/[.X2]" office:value-type="float" office:value="13.4909951945312" calcext:value-type="float">
            <text:p>13.4909951945</text:p>
          </table:table-cell>
          <table:table-cell table:formula="of:=[.B16]/[.Y2]" office:value-type="float" office:value="13.7219016422017" calcext:value-type="float">
            <text:p>13.7219016422</text:p>
          </table:table-cell>
          <table:table-cell table:formula="of:=[.B16]/[.Z2]" office:value-type="float" office:value="14.2843603056225" calcext:value-type="float">
            <text:p>14.2843603056</text:p>
          </table:table-cell>
          <table:table-cell table:formula="of:=[.B16]/[.AA2]" office:value-type="float" office:value="14.305367112269" calcext:value-type="float">
            <text:p>14.3053671123</text:p>
          </table:table-cell>
          <table:table-cell table:formula="of:=[.B16]/[.AB2]" office:value-type="float" office:value="14.7110102717424" calcext:value-type="float">
            <text:p>14.7110102717</text:p>
          </table:table-cell>
          <table:table-cell table:formula="of:=[.B16]/[.AC2]" office:value-type="float" office:value="14.9875630779822" calcext:value-type="float">
            <text:p>14.987563078</text:p>
          </table:table-cell>
          <table:table-cell table:formula="of:=[.B16]/[.AD2]" office:value-type="float" office:value="15.0485646836603" calcext:value-type="float">
            <text:p>15.0485646837</text:p>
          </table:table-cell>
          <table:table-cell table:formula="of:=[.B16]/[.AE2]" office:value-type="float" office:value="15.3501214866035" calcext:value-type="float">
            <text:p>15.3501214866</text:p>
          </table:table-cell>
          <table:table-cell table:formula="of:=[.B16]/[.AF2]" office:value-type="float" office:value="15.4869618468348" calcext:value-type="float">
            <text:p>15.4869618468</text:p>
          </table:table-cell>
          <table:table-cell table:formula="of:=[.B16]/[.AG2]" office:value-type="float" office:value="15.5410729536127" calcext:value-type="float">
            <text:p>15.5410729536</text:p>
          </table:table-cell>
          <table:table-cell table:formula="of:=[.B16]/[.AH2]" office:value-type="float" office:value="15.8471246341619" calcext:value-type="float">
            <text:p>15.8471246342</text:p>
          </table:table-cell>
          <table:table-cell table:formula="of:=[.B16]/[.AI2]" office:value-type="float" office:value="15.8605876402414" calcext:value-type="float">
            <text:p>15.8605876402</text:p>
          </table:table-cell>
          <table:table-cell table:formula="of:=[.B16]/[.AJ2]" office:value-type="float" office:value="15.854798387425" calcext:value-type="float">
            <text:p>15.8547983874</text:p>
          </table:table-cell>
          <table:table-cell table:formula="of:=[.B16]/[.AK2]" office:value-type="float" office:value="16.1313077231815" calcext:value-type="float">
            <text:p>16.1313077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eff</text:p>
          </table:table-cell>
          <table:table-cell table:formula="of:=[.B6]/[.B1]" office:value-type="float" office:value="0.907244973026992" calcext:value-type="float">
            <text:p>0.907244973</text:p>
          </table:table-cell>
          <table:table-cell table:formula="of:=[.C6]/[.C1]" office:value-type="float" office:value="0.890049953211237" calcext:value-type="float">
            <text:p>0.8900499532</text:p>
          </table:table-cell>
          <table:table-cell table:formula="of:=[.D6]/[.D1]" office:value-type="float" office:value="0.841481141391213" calcext:value-type="float">
            <text:p>0.8414811414</text:p>
          </table:table-cell>
          <table:table-cell table:formula="of:=[.E6]/[.E1]" office:value-type="float" office:value="0.856714558426953" calcext:value-type="float">
            <text:p>0.8567145584</text:p>
          </table:table-cell>
          <table:table-cell table:formula="of:=[.F6]/[.F1]" office:value-type="float" office:value="0.830045425217153" calcext:value-type="float">
            <text:p>0.8300454252</text:p>
          </table:table-cell>
          <table:table-cell table:formula="of:=[.G6]/[.G1]" office:value-type="float" office:value="0.832478710949437" calcext:value-type="float">
            <text:p>0.8324787109</text:p>
          </table:table-cell>
          <table:table-cell table:formula="of:=[.H6]/[.H1]" office:value-type="float" office:value="0.815175770794991" calcext:value-type="float">
            <text:p>0.8151757708</text:p>
          </table:table-cell>
          <table:table-cell table:formula="of:=[.I6]/[.I1]" office:value-type="float" office:value="0.815527173906558" calcext:value-type="float">
            <text:p>0.8155271739</text:p>
          </table:table-cell>
          <table:table-cell table:formula="of:=[.J6]/[.J1]" office:value-type="float" office:value="0.795588857432502" calcext:value-type="float">
            <text:p>0.7955888574</text:p>
          </table:table-cell>
          <table:table-cell table:formula="of:=[.K6]/[.K1]" office:value-type="float" office:value="0.792179535056278" calcext:value-type="float">
            <text:p>0.7921795351</text:p>
          </table:table-cell>
          <table:table-cell table:formula="of:=[.L6]/[.L1]" office:value-type="float" office:value="0.772930397518828" calcext:value-type="float">
            <text:p>0.7729303975</text:p>
          </table:table-cell>
          <table:table-cell table:formula="of:=[.M6]/[.M1]" office:value-type="float" office:value="0.763370071262126" calcext:value-type="float">
            <text:p>0.7633700713</text:p>
          </table:table-cell>
          <table:table-cell table:formula="of:=[.N6]/[.N1]" office:value-type="float" office:value="0.749413687281304" calcext:value-type="float">
            <text:p>0.7494136873</text:p>
          </table:table-cell>
          <table:table-cell table:formula="of:=[.O6]/[.O1]" office:value-type="float" office:value="0.717596046008101" calcext:value-type="float">
            <text:p>0.717596046</text:p>
          </table:table-cell>
          <table:table-cell table:formula="of:=[.P6]/[.P1]" office:value-type="float" office:value="0.71457751278658" calcext:value-type="float">
            <text:p>0.7145775128</text:p>
          </table:table-cell>
          <table:table-cell table:formula="of:=[.Q6]/[.Q1]" office:value-type="float" office:value="0.689981633263279" calcext:value-type="float">
            <text:p>0.6899816333</text:p>
          </table:table-cell>
          <table:table-cell table:formula="of:=[.R6]/[.R1]" office:value-type="float" office:value="0.686385769174435" calcext:value-type="float">
            <text:p>0.6863857692</text:p>
          </table:table-cell>
          <table:table-cell table:formula="of:=[.S6]/[.S1]" office:value-type="float" office:value="0.665651755950552" calcext:value-type="float">
            <text:p>0.665651756</text:p>
          </table:table-cell>
          <table:table-cell table:formula="of:=[.T6]/[.T1]" office:value-type="float" office:value="0.653095265872953" calcext:value-type="float">
            <text:p>0.6530952659</text:p>
          </table:table-cell>
          <table:table-cell table:formula="of:=[.U6]/[.U1]" office:value-type="float" office:value="0.630150236956316" calcext:value-type="float">
            <text:p>0.630150237</text:p>
          </table:table-cell>
          <table:table-cell table:formula="of:=[.V6]/[.V1]" office:value-type="float" office:value="0.612693733706667" calcext:value-type="float">
            <text:p>0.6126937337</text:p>
          </table:table-cell>
          <table:table-cell table:formula="of:=[.W6]/[.W1]" office:value-type="float" office:value="0.609285288136147" calcext:value-type="float">
            <text:p>0.6092852881</text:p>
          </table:table-cell>
          <table:table-cell table:formula="of:=[.X6]/[.X1]" office:value-type="float" office:value="0.586565008457879" calcext:value-type="float">
            <text:p>0.5865650085</text:p>
          </table:table-cell>
          <table:table-cell table:formula="of:=[.Y6]/[.Y1]" office:value-type="float" office:value="0.571745901758403" calcext:value-type="float">
            <text:p>0.5717459018</text:p>
          </table:table-cell>
          <table:table-cell table:formula="of:=[.Z6]/[.Z1]" office:value-type="float" office:value="0.5713744122249" calcext:value-type="float">
            <text:p>0.5713744122</text:p>
          </table:table-cell>
          <table:table-cell table:formula="of:=[.AA6]/[.AA1]" office:value-type="float" office:value="0.550206427394963" calcext:value-type="float">
            <text:p>0.5502064274</text:p>
          </table:table-cell>
          <table:table-cell table:formula="of:=[.AB6]/[.AB1]" office:value-type="float" office:value="0.544852232286754" calcext:value-type="float">
            <text:p>0.5448522323</text:p>
          </table:table-cell>
          <table:table-cell table:formula="of:=[.AC6]/[.AC1]" office:value-type="float" office:value="0.535270109927937" calcext:value-type="float">
            <text:p>0.5352701099</text:p>
          </table:table-cell>
          <table:table-cell table:formula="of:=[.AD6]/[.AD1]" office:value-type="float" office:value="0.518916023574493" calcext:value-type="float">
            <text:p>0.5189160236</text:p>
          </table:table-cell>
          <table:table-cell table:formula="of:=[.AE6]/[.AE1]" office:value-type="float" office:value="0.511670716220117" calcext:value-type="float">
            <text:p>0.5116707162</text:p>
          </table:table-cell>
          <table:table-cell table:formula="of:=[.AF6]/[.AF1]" office:value-type="float" office:value="0.499579414414026" calcext:value-type="float">
            <text:p>0.4995794144</text:p>
          </table:table-cell>
          <table:table-cell table:formula="of:=[.AG6]/[.AG1]" office:value-type="float" office:value="0.485658529800398" calcext:value-type="float">
            <text:p>0.4856585298</text:p>
          </table:table-cell>
          <table:table-cell table:formula="of:=[.AH6]/[.AH1]" office:value-type="float" office:value="0.480215898004905" calcext:value-type="float">
            <text:p>0.480215898</text:p>
          </table:table-cell>
          <table:table-cell table:formula="of:=[.AI6]/[.AI1]" office:value-type="float" office:value="0.466487871771806" calcext:value-type="float">
            <text:p>0.4664878718</text:p>
          </table:table-cell>
          <table:table-cell table:formula="of:=[.AJ6]/[.AJ1]" office:value-type="float" office:value="0.452994239640713" calcext:value-type="float">
            <text:p>0.4529942396</text:p>
          </table:table-cell>
          <table:table-cell table:formula="of:=[.AK6]/[.AK1]" office:value-type="float" office:value="0.448091881199485" calcext:value-type="float">
            <text:p>0.4480918812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omp_avg</text:p>
          </table:table-cell>
          <table:table-cell office:value-type="float" office:value="19563.1667" calcext:value-type="float">
            <text:p>19563.1667</text:p>
          </table:table-cell>
          <table:table-cell office:value-type="float" office:value="10435.5104285714" calcext:value-type="float">
            <text:p>10435.5104285714</text:p>
          </table:table-cell>
          <table:table-cell office:value-type="float" office:value="5771.4826190476" calcext:value-type="float">
            <text:p>5771.4826190476</text:p>
          </table:table-cell>
          <table:table-cell office:value-type="float" office:value="3903.1800952381" calcext:value-type="float">
            <text:p>3903.1800952381</text:p>
          </table:table-cell>
          <table:table-cell office:value-type="float" office:value="3100.8941904762" calcext:value-type="float">
            <text:p>3100.8941904762</text:p>
          </table:table-cell>
          <table:table-cell office:value-type="float" office:value="2515.4042857143" calcext:value-type="float">
            <text:p>2515.4042857143</text:p>
          </table:table-cell>
          <table:table-cell office:value-type="float" office:value="2238.9948095238" calcext:value-type="float">
            <text:p>2238.9948095238</text:p>
          </table:table-cell>
          <table:table-cell office:value-type="float" office:value="2004.1678095238" calcext:value-type="float">
            <text:p>2004.1678095238</text:p>
          </table:table-cell>
          <table:table-cell office:value-type="float" office:value="1828.0830952381" calcext:value-type="float">
            <text:p>1828.0830952381</text:p>
          </table:table-cell>
          <table:table-cell office:value-type="float" office:value="1791.229" calcext:value-type="float">
            <text:p>1791.229</text:p>
          </table:table-cell>
          <table:table-cell office:value-type="float" office:value="1715.6821904762" calcext:value-type="float">
            <text:p>1715.6821904762</text:p>
          </table:table-cell>
          <table:table-cell office:value-type="float" office:value="1684.0986190476" calcext:value-type="float">
            <text:p>1684.0986190476</text:p>
          </table:table-cell>
          <table:table-cell office:value-type="float" office:value="1669.8454761905" calcext:value-type="float">
            <text:p>1669.8454761905</text:p>
          </table:table-cell>
          <table:table-cell office:value-type="float" office:value="1639.0672380952" calcext:value-type="float">
            <text:p>1639.0672380952</text:p>
          </table:table-cell>
          <table:table-cell office:value-type="float" office:value="1648.8777142857" calcext:value-type="float">
            <text:p>1648.8777142857</text:p>
          </table:table-cell>
          <table:table-cell office:value-type="float" office:value="1660.0260952381" calcext:value-type="float">
            <text:p>1660.0260952381</text:p>
          </table:table-cell>
          <table:table-cell office:value-type="float" office:value="1625.6982380952" calcext:value-type="float">
            <text:p>1625.6982380952</text:p>
          </table:table-cell>
          <table:table-cell office:value-type="float" office:value="1607.0316666667" calcext:value-type="float">
            <text:p>1607.0316666667</text:p>
          </table:table-cell>
          <table:table-cell office:value-type="float" office:value="1598.7349047619" calcext:value-type="float">
            <text:p>1598.7349047619</text:p>
          </table:table-cell>
          <table:table-cell office:value-type="float" office:value="1610.6205238095" calcext:value-type="float">
            <text:p>1610.6205238095</text:p>
          </table:table-cell>
          <table:table-cell office:value-type="float" office:value="1605.4409047619" calcext:value-type="float">
            <text:p>1605.4409047619</text:p>
          </table:table-cell>
          <table:table-cell office:value-type="float" office:value="1591.6059047619" calcext:value-type="float">
            <text:p>1591.6059047619</text:p>
          </table:table-cell>
          <table:table-cell office:value-type="float" office:value="1567.3705714286" calcext:value-type="float">
            <text:p>1567.3705714286</text:p>
          </table:table-cell>
          <table:table-cell office:value-type="float" office:value="1572.8153809524" calcext:value-type="float">
            <text:p>1572.8153809524</text:p>
          </table:table-cell>
          <table:table-cell office:value-type="float" office:value="1585.9452857143" calcext:value-type="float">
            <text:p>1585.9452857143</text:p>
          </table:table-cell>
          <table:table-cell office:value-type="float" office:value="1567.5797619048" calcext:value-type="float">
            <text:p>1567.5797619048</text:p>
          </table:table-cell>
          <table:table-cell office:value-type="float" office:value="1567.8024285714" calcext:value-type="float">
            <text:p>1567.8024285714</text:p>
          </table:table-cell>
          <table:table-cell office:value-type="float" office:value="1572.3564761905" calcext:value-type="float">
            <text:p>1572.3564761905</text:p>
          </table:table-cell>
          <table:table-cell office:value-type="float" office:value="1595.4073333333" calcext:value-type="float">
            <text:p>1595.4073333333</text:p>
          </table:table-cell>
          <table:table-cell office:value-type="float" office:value="1586.5783809524" calcext:value-type="float">
            <text:p>1586.5783809524</text:p>
          </table:table-cell>
          <table:table-cell office:value-type="float" office:value="1593.5751428572" calcext:value-type="float">
            <text:p>1593.5751428572</text:p>
          </table:table-cell>
          <table:table-cell office:value-type="float" office:value="1618.3594285714" calcext:value-type="float">
            <text:p>1618.3594285714</text:p>
          </table:table-cell>
          <table:table-cell office:value-type="float" office:value="1625.9060476191" calcext:value-type="float">
            <text:p>1625.9060476191</text:p>
          </table:table-cell>
          <table:table-cell office:value-type="float" office:value="1617.1114285714" calcext:value-type="float">
            <text:p>1617.1114285714</text:p>
          </table:table-cell>
          <table:table-cell office:value-type="float" office:value="1651.706" calcext:value-type="float">
            <text:p>1651.706</text:p>
          </table:table-cell>
          <table:table-cell office:value-type="float" office:value="1658.2490476191" calcext:value-type="float">
            <text:p>1658.2490476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max</text:p>
          </table:table-cell>
          <table:table-cell office:value-type="float" office:value="19670.924" calcext:value-type="float">
            <text:p>19670.924</text:p>
          </table:table-cell>
          <table:table-cell office:value-type="float" office:value="10496.929" calcext:value-type="float">
            <text:p>10496.929</text:p>
          </table:table-cell>
          <table:table-cell office:value-type="float" office:value="6594.586" calcext:value-type="float">
            <text:p>6594.586</text:p>
          </table:table-cell>
          <table:table-cell office:value-type="float" office:value="4668.718" calcext:value-type="float">
            <text:p>4668.718</text:p>
          </table:table-cell>
          <table:table-cell office:value-type="float" office:value="3489.405" calcext:value-type="float">
            <text:p>3489.405</text:p>
          </table:table-cell>
          <table:table-cell office:value-type="float" office:value="2873.606" calcext:value-type="float">
            <text:p>2873.606</text:p>
          </table:table-cell>
          <table:table-cell office:value-type="float" office:value="2716.964" calcext:value-type="float">
            <text:p>2716.964</text:p>
          </table:table-cell>
          <table:table-cell office:value-type="float" office:value="2324.883" calcext:value-type="float">
            <text:p>2324.883</text:p>
          </table:table-cell>
          <table:table-cell office:value-type="float" office:value="1988.823" calcext:value-type="float">
            <text:p>1988.823</text:p>
          </table:table-cell>
          <table:table-cell office:value-type="float" office:value="1910.852" calcext:value-type="float">
            <text:p>1910.852</text:p>
          </table:table-cell>
          <table:table-cell office:value-type="float" office:value="1825.386" calcext:value-type="float">
            <text:p>1825.386</text:p>
          </table:table-cell>
          <table:table-cell office:value-type="float" office:value="1878.374" calcext:value-type="float">
            <text:p>1878.374</text:p>
          </table:table-cell>
          <table:table-cell office:value-type="float" office:value="1855.339" calcext:value-type="float">
            <text:p>1855.339</text:p>
          </table:table-cell>
          <table:table-cell office:value-type="float" office:value="1733.147" calcext:value-type="float">
            <text:p>1733.147</text:p>
          </table:table-cell>
          <table:table-cell office:value-type="float" office:value="1886.619" calcext:value-type="float">
            <text:p>1886.619</text:p>
          </table:table-cell>
          <table:table-cell office:value-type="float" office:value="1810.049" calcext:value-type="float">
            <text:p>1810.049</text:p>
          </table:table-cell>
          <table:table-cell office:value-type="float" office:value="1783.138" calcext:value-type="float">
            <text:p>1783.138</text:p>
          </table:table-cell>
          <table:table-cell office:value-type="float" office:value="1729.198" calcext:value-type="float">
            <text:p>1729.198</text:p>
          </table:table-cell>
          <table:table-cell office:value-type="float" office:value="1714.899" calcext:value-type="float">
            <text:p>1714.899</text:p>
          </table:table-cell>
          <table:table-cell office:value-type="float" office:value="1801.278" calcext:value-type="float">
            <text:p>1801.278</text:p>
          </table:table-cell>
          <table:table-cell office:value-type="float" office:value="1703.173" calcext:value-type="float">
            <text:p>1703.173</text:p>
          </table:table-cell>
          <table:table-cell office:value-type="float" office:value="1703.625" calcext:value-type="float">
            <text:p>1703.625</text:p>
          </table:table-cell>
          <table:table-cell office:value-type="float" office:value="1649.404" calcext:value-type="float">
            <text:p>1649.404</text:p>
          </table:table-cell>
          <table:table-cell office:value-type="float" office:value="1700.235" calcext:value-type="float">
            <text:p>1700.235</text:p>
          </table:table-cell>
          <table:table-cell office:value-type="float" office:value="1694.234" calcext:value-type="float">
            <text:p>1694.234</text:p>
          </table:table-cell>
          <table:table-cell office:value-type="float" office:value="1767.048" calcext:value-type="float">
            <text:p>1767.048</text:p>
          </table:table-cell>
          <table:table-cell office:value-type="float" office:value="1709.57" calcext:value-type="float">
            <text:p>1709.57</text:p>
          </table:table-cell>
          <table:table-cell office:value-type="float" office:value="1676.049" calcext:value-type="float">
            <text:p>1676.049</text:p>
          </table:table-cell>
          <table:table-cell office:value-type="float" office:value="1689.512" calcext:value-type="float">
            <text:p>1689.512</text:p>
          </table:table-cell>
          <table:table-cell office:value-type="float" office:value="1740.332" calcext:value-type="float">
            <text:p>1740.332</text:p>
          </table:table-cell>
          <table:table-cell office:value-type="float" office:value="1732.853" calcext:value-type="float">
            <text:p>1732.853</text:p>
          </table:table-cell>
          <table:table-cell office:value-type="float" office:value="1738.664" calcext:value-type="float">
            <text:p>1738.664</text:p>
          </table:table-cell>
          <table:table-cell office:value-type="float" office:value="1741.305" calcext:value-type="float">
            <text:p>1741.305</text:p>
          </table:table-cell>
          <table:table-cell office:value-type="float" office:value="1734.111" calcext:value-type="float">
            <text:p>1734.111</text:p>
          </table:table-cell>
          <table:table-cell office:value-type="float" office:value="1794.553" calcext:value-type="float">
            <text:p>1794.553</text:p>
          </table:table-cell>
          <table:table-cell office:value-type="float" office:value="1908.628" calcext:value-type="float">
            <text:p>1908.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min</text:p>
          </table:table-cell>
          <table:table-cell office:value-type="float" office:value="19180.235" calcext:value-type="float">
            <text:p>19180.235</text:p>
          </table:table-cell>
          <table:table-cell office:value-type="float" office:value="10358.569" calcext:value-type="float">
            <text:p>10358.569</text:p>
          </table:table-cell>
          <table:table-cell office:value-type="float" office:value="5098.788" calcext:value-type="float">
            <text:p>5098.788</text:p>
          </table:table-cell>
          <table:table-cell office:value-type="float" office:value="3239.607" calcext:value-type="float">
            <text:p>3239.607</text:p>
          </table:table-cell>
          <table:table-cell office:value-type="float" office:value="2561.487" calcext:value-type="float">
            <text:p>2561.487</text:p>
          </table:table-cell>
          <table:table-cell office:value-type="float" office:value="2205.282" calcext:value-type="float">
            <text:p>2205.282</text:p>
          </table:table-cell>
          <table:table-cell office:value-type="float" office:value="1983.967" calcext:value-type="float">
            <text:p>1983.967</text:p>
          </table:table-cell>
          <table:table-cell office:value-type="float" office:value="1811.303" calcext:value-type="float">
            <text:p>1811.303</text:p>
          </table:table-cell>
          <table:table-cell office:value-type="float" office:value="1685.26" calcext:value-type="float">
            <text:p>1685.26</text:p>
          </table:table-cell>
          <table:table-cell office:value-type="float" office:value="1696.898" calcext:value-type="float">
            <text:p>1696.898</text:p>
          </table:table-cell>
          <table:table-cell office:value-type="float" office:value="1614.101" calcext:value-type="float">
            <text:p>1614.101</text:p>
          </table:table-cell>
          <table:table-cell office:value-type="float" office:value="1599.919" calcext:value-type="float">
            <text:p>1599.919</text:p>
          </table:table-cell>
          <table:table-cell office:value-type="float" office:value="1519.767" calcext:value-type="float">
            <text:p>1519.767</text:p>
          </table:table-cell>
          <table:table-cell office:value-type="float" office:value="1540.155" calcext:value-type="float">
            <text:p>1540.155</text:p>
          </table:table-cell>
          <table:table-cell office:value-type="float" office:value="1477.885" calcext:value-type="float">
            <text:p>1477.885</text:p>
          </table:table-cell>
          <table:table-cell office:value-type="float" office:value="1532.433" calcext:value-type="float">
            <text:p>1532.433</text:p>
          </table:table-cell>
          <table:table-cell office:value-type="float" office:value="1544.664" calcext:value-type="float">
            <text:p>1544.664</text:p>
          </table:table-cell>
          <table:table-cell office:value-type="float" office:value="1471.162" calcext:value-type="float">
            <text:p>1471.162</text:p>
          </table:table-cell>
          <table:table-cell office:value-type="float" office:value="1446.366" calcext:value-type="float">
            <text:p>1446.366</text:p>
          </table:table-cell>
          <table:table-cell office:value-type="float" office:value="1468.948" calcext:value-type="float">
            <text:p>1468.948</text:p>
          </table:table-cell>
          <table:table-cell office:value-type="float" office:value="1527.691" calcext:value-type="float">
            <text:p>1527.691</text:p>
          </table:table-cell>
          <table:table-cell office:value-type="float" office:value="1501.009" calcext:value-type="float">
            <text:p>1501.009</text:p>
          </table:table-cell>
          <table:table-cell office:value-type="float" office:value="1475.734" calcext:value-type="float">
            <text:p>1475.734</text:p>
          </table:table-cell>
          <table:table-cell office:value-type="float" office:value="1472.006" calcext:value-type="float">
            <text:p>1472.006</text:p>
          </table:table-cell>
          <table:table-cell office:value-type="float" office:value="1512.905" calcext:value-type="float">
            <text:p>1512.905</text:p>
          </table:table-cell>
          <table:table-cell office:value-type="float" office:value="1476.265" calcext:value-type="float">
            <text:p>1476.265</text:p>
          </table:table-cell>
          <table:table-cell office:value-type="float" office:value="1409.68" calcext:value-type="float">
            <text:p>1409.68</text:p>
          </table:table-cell>
          <table:table-cell office:value-type="float" office:value="1484.418" calcext:value-type="float">
            <text:p>1484.418</text:p>
          </table:table-cell>
          <table:table-cell office:value-type="float" office:value="1515.913" calcext:value-type="float">
            <text:p>1515.913</text:p>
          </table:table-cell>
          <table:table-cell office:value-type="float" office:value="1458.301" calcext:value-type="float">
            <text:p>1458.301</text:p>
          </table:table-cell>
          <table:table-cell office:value-type="float" office:value="1502.477" calcext:value-type="float">
            <text:p>1502.477</text:p>
          </table:table-cell>
          <table:table-cell office:value-type="float" office:value="1530.597" calcext:value-type="float">
            <text:p>1530.597</text:p>
          </table:table-cell>
          <table:table-cell office:value-type="float" office:value="1463.122" calcext:value-type="float">
            <text:p>1463.122</text:p>
          </table:table-cell>
          <table:table-cell office:value-type="float" office:value="1517.126" calcext:value-type="float">
            <text:p>1517.126</text:p>
          </table:table-cell>
          <table:table-cell office:value-type="float" office:value="1554.068" calcext:value-type="float">
            <text:p>1554.068</text:p>
          </table:table-cell>
          <table:table-cell office:value-type="float" office:value="1572.615" calcext:value-type="float">
            <text:p>1572.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std</text:p>
          </table:table-cell>
          <table:table-cell office:value-type="float" office:value="120.2181569639" calcext:value-type="float">
            <text:p>120.2181569639</text:p>
          </table:table-cell>
          <table:table-cell office:value-type="float" office:value="32.4279754141" calcext:value-type="float">
            <text:p>32.4279754141</text:p>
          </table:table-cell>
          <table:table-cell office:value-type="float" office:value="379.3036679488" calcext:value-type="float">
            <text:p>379.3036679488</text:p>
          </table:table-cell>
          <table:table-cell office:value-type="float" office:value="427.1228885407" calcext:value-type="float">
            <text:p>427.1228885407</text:p>
          </table:table-cell>
          <table:table-cell office:value-type="float" office:value="251.1053970202" calcext:value-type="float">
            <text:p>251.1053970202</text:p>
          </table:table-cell>
          <table:table-cell office:value-type="float" office:value="186.6097047131" calcext:value-type="float">
            <text:p>186.6097047131</text:p>
          </table:table-cell>
          <table:table-cell office:value-type="float" office:value="176.5751860958" calcext:value-type="float">
            <text:p>176.5751860958</text:p>
          </table:table-cell>
          <table:table-cell office:value-type="float" office:value="147.9190367977" calcext:value-type="float">
            <text:p>147.9190367977</text:p>
          </table:table-cell>
          <table:table-cell office:value-type="float" office:value="81.8903288746" calcext:value-type="float">
            <text:p>81.8903288746</text:p>
          </table:table-cell>
          <table:table-cell office:value-type="float" office:value="54.4023891203" calcext:value-type="float">
            <text:p>54.4023891203</text:p>
          </table:table-cell>
          <table:table-cell office:value-type="float" office:value="58.4289046848" calcext:value-type="float">
            <text:p>58.4289046848</text:p>
          </table:table-cell>
          <table:table-cell office:value-type="float" office:value="59.2428489765" calcext:value-type="float">
            <text:p>59.2428489765</text:p>
          </table:table-cell>
          <table:table-cell office:value-type="float" office:value="77.6988167745" calcext:value-type="float">
            <text:p>77.6988167745</text:p>
          </table:table-cell>
          <table:table-cell office:value-type="float" office:value="50.6557789841" calcext:value-type="float">
            <text:p>50.6557789841</text:p>
          </table:table-cell>
          <table:table-cell office:value-type="float" office:value="92.7236195972" calcext:value-type="float">
            <text:p>92.7236195972</text:p>
          </table:table-cell>
          <table:table-cell office:value-type="float" office:value="74.4201892009" calcext:value-type="float">
            <text:p>74.4201892009</text:p>
          </table:table-cell>
          <table:table-cell office:value-type="float" office:value="71.4588569331" calcext:value-type="float">
            <text:p>71.4588569331</text:p>
          </table:table-cell>
          <table:table-cell office:value-type="float" office:value="62.6549304495" calcext:value-type="float">
            <text:p>62.6549304495</text:p>
          </table:table-cell>
          <table:table-cell office:value-type="float" office:value="75.3021051418" calcext:value-type="float">
            <text:p>75.3021051418</text:p>
          </table:table-cell>
          <table:table-cell office:value-type="float" office:value="75.2428093499" calcext:value-type="float">
            <text:p>75.2428093499</text:p>
          </table:table-cell>
          <table:table-cell office:value-type="float" office:value="50.4392283812" calcext:value-type="float">
            <text:p>50.4392283812</text:p>
          </table:table-cell>
          <table:table-cell office:value-type="float" office:value="54.0906877752" calcext:value-type="float">
            <text:p>54.0906877752</text:p>
          </table:table-cell>
          <table:table-cell office:value-type="float" office:value="49.0132011305" calcext:value-type="float">
            <text:p>49.0132011305</text:p>
          </table:table-cell>
          <table:table-cell office:value-type="float" office:value="60.1381442992" calcext:value-type="float">
            <text:p>60.1381442992</text:p>
          </table:table-cell>
          <table:table-cell office:value-type="float" office:value="50.906588118" calcext:value-type="float">
            <text:p>50.906588118</text:p>
          </table:table-cell>
          <table:table-cell office:value-type="float" office:value="68.1059970208" calcext:value-type="float">
            <text:p>68.1059970208</text:p>
          </table:table-cell>
          <table:table-cell office:value-type="float" office:value="81.0277677673" calcext:value-type="float">
            <text:p>81.0277677673</text:p>
          </table:table-cell>
          <table:table-cell office:value-type="float" office:value="45.6010430326" calcext:value-type="float">
            <text:p>45.6010430326</text:p>
          </table:table-cell>
          <table:table-cell office:value-type="float" office:value="55.6233301218" calcext:value-type="float">
            <text:p>55.6233301218</text:p>
          </table:table-cell>
          <table:table-cell office:value-type="float" office:value="70.9978662802" calcext:value-type="float">
            <text:p>70.9978662802</text:p>
          </table:table-cell>
          <table:table-cell office:value-type="float" office:value="55.844395309" calcext:value-type="float">
            <text:p>55.844395309</text:p>
          </table:table-cell>
          <table:table-cell office:value-type="float" office:value="58.4390734223" calcext:value-type="float">
            <text:p>58.4390734223</text:p>
          </table:table-cell>
          <table:table-cell office:value-type="float" office:value="68.1147641826" calcext:value-type="float">
            <text:p>68.1147641826</text:p>
          </table:table-cell>
          <table:table-cell office:value-type="float" office:value="60.2437530036" calcext:value-type="float">
            <text:p>60.2437530036</text:p>
          </table:table-cell>
          <table:table-cell office:value-type="float" office:value="63.4975266369" calcext:value-type="float">
            <text:p>63.4975266369</text:p>
          </table:table-cell>
          <table:table-cell office:value-type="float" office:value="75.8075299495" calcext:value-type="float">
            <text:p>75.8075299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spu</text:p>
          </table:table-cell>
          <table:table-cell table:formula="of:=[.B16]/[.B9]" office:value-type="float" office:value="0.958761405432383" calcext:value-type="float">
            <text:p>0.9587614054</text:p>
          </table:table-cell>
          <table:table-cell table:formula="of:=[.B16]/[.C9]" office:value-type="float" office:value="1.79736384994133" calcext:value-type="float">
            <text:p>1.7973638499</text:p>
          </table:table-cell>
          <table:table-cell table:formula="of:=[.B16]/[.D9]" office:value-type="float" office:value="3.24984244743254" calcext:value-type="float">
            <text:p>3.2498424474</text:p>
          </table:table-cell>
          <table:table-cell table:formula="of:=[.B16]/[.E9]" office:value-type="float" office:value="4.80541731161289" calcext:value-type="float">
            <text:p>4.8054173116</text:p>
          </table:table-cell>
          <table:table-cell table:formula="of:=[.B16]/[.F9]" office:value-type="float" office:value="6.04870983911889" calcext:value-type="float">
            <text:p>6.0487098391</text:p>
          </table:table-cell>
          <table:table-cell table:formula="of:=[.B16]/[.G9]" office:value-type="float" office:value="7.45661812954801" calcext:value-type="float">
            <text:p>7.4566181295</text:p>
          </table:table-cell>
          <table:table-cell table:formula="of:=[.B16]/[.H9]" office:value-type="float" office:value="8.37715617750324" calcext:value-type="float">
            <text:p>8.3771561775</text:p>
          </table:table-cell>
          <table:table-cell table:formula="of:=[.B16]/[.I9]" office:value-type="float" office:value="9.3587019564278" calcext:value-type="float">
            <text:p>9.3587019564</text:p>
          </table:table-cell>
          <table:table-cell table:formula="of:=[.B16]/[.J9]" office:value-type="float" office:value="10.2601513294761" calcext:value-type="float">
            <text:p>10.2601513295</text:p>
          </table:table-cell>
          <table:table-cell table:formula="of:=[.B16]/[.K9]" office:value-type="float" office:value="10.4712514145316" calcext:value-type="float">
            <text:p>10.4712514145</text:p>
          </table:table-cell>
          <table:table-cell table:formula="of:=[.B16]/[.L9]" office:value-type="float" office:value="10.9323330999863" calcext:value-type="float">
            <text:p>10.9323331</text:p>
          </table:table-cell>
          <table:table-cell table:formula="of:=[.B16]/[.M9]" office:value-type="float" office:value="11.1373579835884" calcext:value-type="float">
            <text:p>11.1373579836</text:p>
          </table:table-cell>
          <table:table-cell table:formula="of:=[.B16]/[.N9]" office:value-type="float" office:value="11.2324220818263" calcext:value-type="float">
            <text:p>11.2324220818</text:p>
          </table:table-cell>
          <table:table-cell table:formula="of:=[.B16]/[.O9]" office:value-type="float" office:value="11.4433433626538" calcext:value-type="float">
            <text:p>11.4433433627</text:p>
          </table:table-cell>
          <table:table-cell table:formula="of:=[.B16]/[.P9]" office:value-type="float" office:value="11.3752578723677" calcext:value-type="float">
            <text:p>11.3752578724</text:p>
          </table:table-cell>
          <table:table-cell table:formula="of:=[.B16]/[.Q9]" office:value-type="float" office:value="11.2988640683445" calcext:value-type="float">
            <text:p>11.2988640683</text:p>
          </table:table-cell>
          <table:table-cell table:formula="of:=[.B16]/[.R9]" office:value-type="float" office:value="11.5374481933231" calcext:value-type="float">
            <text:p>11.5374481933</text:p>
          </table:table-cell>
          <table:table-cell table:formula="of:=[.B16]/[.S9]" office:value-type="float" office:value="11.6714621056002" calcext:value-type="float">
            <text:p>11.6714621056</text:p>
          </table:table-cell>
          <table:table-cell table:formula="of:=[.B16]/[.T9]" office:value-type="float" office:value="11.7320320862034" calcext:value-type="float">
            <text:p>11.7320320862</text:p>
          </table:table-cell>
          <table:table-cell table:formula="of:=[.B16]/[.U9]" office:value-type="float" office:value="11.6454552284213" calcext:value-type="float">
            <text:p>11.6454552284</text:p>
          </table:table-cell>
          <table:table-cell table:formula="of:=[.B16]/[.V9]" office:value-type="float" office:value="11.6830268522289" calcext:value-type="float">
            <text:p>11.6830268522</text:p>
          </table:table-cell>
          <table:table-cell table:formula="of:=[.B16]/[.W9]" office:value-type="float" office:value="11.7845813111669" calcext:value-type="float">
            <text:p>11.7845813112</text:p>
          </table:table-cell>
          <table:table-cell table:formula="of:=[.B16]/[.X9]" office:value-type="float" office:value="11.9667993912277" calcext:value-type="float">
            <text:p>11.9667993912</text:p>
          </table:table-cell>
          <table:table-cell table:formula="of:=[.B16]/[.Y9]" office:value-type="float" office:value="11.9253724417689" calcext:value-type="float">
            <text:p>11.9253724418</text:p>
          </table:table-cell>
          <table:table-cell table:formula="of:=[.B16]/[.Z9]" office:value-type="float" office:value="11.8266433079072" calcext:value-type="float">
            <text:p>11.8266433079</text:p>
          </table:table-cell>
          <table:table-cell table:formula="of:=[.B16]/[.AA9]" office:value-type="float" office:value="11.9652024450792" calcext:value-type="float">
            <text:p>11.9652024451</text:p>
          </table:table-cell>
          <table:table-cell table:formula="of:=[.B16]/[.AB9]" office:value-type="float" office:value="11.9635030908142" calcext:value-type="float">
            <text:p>11.9635030908</text:p>
          </table:table-cell>
          <table:table-cell table:formula="of:=[.B16]/[.AC9]" office:value-type="float" office:value="11.9288529567054" calcext:value-type="float">
            <text:p>11.9288529567</text:p>
          </table:table-cell>
          <table:table-cell table:formula="of:=[.B16]/[.AD9]" office:value-type="float" office:value="11.7565018087337" calcext:value-type="float">
            <text:p>11.7565018087</text:p>
          </table:table-cell>
          <table:table-cell table:formula="of:=[.B16]/[.AE9]" office:value-type="float" office:value="11.8219241010588" calcext:value-type="float">
            <text:p>11.8219241011</text:p>
          </table:table-cell>
          <table:table-cell table:formula="of:=[.B16]/[.AF9]" office:value-type="float" office:value="11.7700186803684" calcext:value-type="float">
            <text:p>11.7700186804</text:p>
          </table:table-cell>
          <table:table-cell table:formula="of:=[.B16]/[.AG9]" office:value-type="float" office:value="11.5897673093283" calcext:value-type="float">
            <text:p>11.5897673093</text:p>
          </table:table-cell>
          <table:table-cell table:formula="of:=[.B16]/[.AH9]" office:value-type="float" office:value="11.5359735745285" calcext:value-type="float">
            <text:p>11.5359735745</text:p>
          </table:table-cell>
          <table:table-cell table:formula="of:=[.B16]/[.AI9]" office:value-type="float" office:value="11.5987116710751" calcext:value-type="float">
            <text:p>11.5987116711</text:p>
          </table:table-cell>
          <table:table-cell table:formula="of:=[.B16]/[.AJ9]" office:value-type="float" office:value="11.355779539458" calcext:value-type="float">
            <text:p>11.3557795395</text:p>
          </table:table-cell>
          <table:table-cell table:formula="of:=[.B16]/[.AK9]" office:value-type="float" office:value="11.3109723940022" calcext:value-type="float">
            <text:p>11.310972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eff</text:p>
          </table:table-cell>
          <table:table-cell table:formula="of:=[.B13]/[.B1]" office:value-type="float" office:value="0.958761405432383" calcext:value-type="float">
            <text:p>0.9587614054</text:p>
          </table:table-cell>
          <table:table-cell table:formula="of:=[.C13]/[.C1]" office:value-type="float" office:value="0.898681924970665" calcext:value-type="float">
            <text:p>0.898681925</text:p>
          </table:table-cell>
          <table:table-cell table:formula="of:=[.D13]/[.D1]" office:value-type="float" office:value="1.08328081581085" calcext:value-type="float">
            <text:p>1.0832808158</text:p>
          </table:table-cell>
          <table:table-cell table:formula="of:=[.E13]/[.E1]" office:value-type="float" office:value="1.20135432790322" calcext:value-type="float">
            <text:p>1.2013543279</text:p>
          </table:table-cell>
          <table:table-cell table:formula="of:=[.F13]/[.F1]" office:value-type="float" office:value="1.20974196782378" calcext:value-type="float">
            <text:p>1.2097419678</text:p>
          </table:table-cell>
          <table:table-cell table:formula="of:=[.G13]/[.G1]" office:value-type="float" office:value="1.242769688258" calcext:value-type="float">
            <text:p>1.2427696883</text:p>
          </table:table-cell>
          <table:table-cell table:formula="of:=[.H13]/[.H1]" office:value-type="float" office:value="1.19673659678618" calcext:value-type="float">
            <text:p>1.1967365968</text:p>
          </table:table-cell>
          <table:table-cell table:formula="of:=[.I13]/[.I1]" office:value-type="float" office:value="1.16983774455347" calcext:value-type="float">
            <text:p>1.1698377446</text:p>
          </table:table-cell>
          <table:table-cell table:formula="of:=[.J13]/[.J1]" office:value-type="float" office:value="1.14001681438623" calcext:value-type="float">
            <text:p>1.1400168144</text:p>
          </table:table-cell>
          <table:table-cell table:formula="of:=[.K13]/[.K1]" office:value-type="float" office:value="1.04712514145316" calcext:value-type="float">
            <text:p>1.0471251415</text:p>
          </table:table-cell>
          <table:table-cell table:formula="of:=[.L13]/[.L1]" office:value-type="float" office:value="0.99384846363512" calcext:value-type="float">
            <text:p>0.9938484636</text:p>
          </table:table-cell>
          <table:table-cell table:formula="of:=[.M13]/[.M1]" office:value-type="float" office:value="0.928113165299034" calcext:value-type="float">
            <text:p>0.9281131653</text:p>
          </table:table-cell>
          <table:table-cell table:formula="of:=[.N13]/[.N1]" office:value-type="float" office:value="0.864032467832796" calcext:value-type="float">
            <text:p>0.8640324678</text:p>
          </table:table-cell>
          <table:table-cell table:formula="of:=[.O13]/[.O1]" office:value-type="float" office:value="0.817381668760985" calcext:value-type="float">
            <text:p>0.8173816688</text:p>
          </table:table-cell>
          <table:table-cell table:formula="of:=[.P13]/[.P1]" office:value-type="float" office:value="0.758350524824511" calcext:value-type="float">
            <text:p>0.7583505248</text:p>
          </table:table-cell>
          <table:table-cell table:formula="of:=[.Q13]/[.Q1]" office:value-type="float" office:value="0.706179004271531" calcext:value-type="float">
            <text:p>0.7061790043</text:p>
          </table:table-cell>
          <table:table-cell table:formula="of:=[.R13]/[.R1]" office:value-type="float" office:value="0.678673423136652" calcext:value-type="float">
            <text:p>0.6786734231</text:p>
          </table:table-cell>
          <table:table-cell table:formula="of:=[.S13]/[.S1]" office:value-type="float" office:value="0.648414561422236" calcext:value-type="float">
            <text:p>0.6484145614</text:p>
          </table:table-cell>
          <table:table-cell table:formula="of:=[.T13]/[.T1]" office:value-type="float" office:value="0.617475372958075" calcext:value-type="float">
            <text:p>0.617475373</text:p>
          </table:table-cell>
          <table:table-cell table:formula="of:=[.U13]/[.U1]" office:value-type="float" office:value="0.582272761421065" calcext:value-type="float">
            <text:p>0.5822727614</text:p>
          </table:table-cell>
          <table:table-cell table:formula="of:=[.V13]/[.V1]" office:value-type="float" office:value="0.556334612010902" calcext:value-type="float">
            <text:p>0.556334612</text:p>
          </table:table-cell>
          <table:table-cell table:formula="of:=[.W13]/[.W1]" office:value-type="float" office:value="0.535662786871223" calcext:value-type="float">
            <text:p>0.5356627869</text:p>
          </table:table-cell>
          <table:table-cell table:formula="of:=[.X13]/[.X1]" office:value-type="float" office:value="0.520295625705553" calcext:value-type="float">
            <text:p>0.5202956257</text:p>
          </table:table-cell>
          <table:table-cell table:formula="of:=[.Y13]/[.Y1]" office:value-type="float" office:value="0.496890518407037" calcext:value-type="float">
            <text:p>0.4968905184</text:p>
          </table:table-cell>
          <table:table-cell table:formula="of:=[.Z13]/[.Z1]" office:value-type="float" office:value="0.473065732316288" calcext:value-type="float">
            <text:p>0.4730657323</text:p>
          </table:table-cell>
          <table:table-cell table:formula="of:=[.AA13]/[.AA1]" office:value-type="float" office:value="0.460200094041508" calcext:value-type="float">
            <text:p>0.460200094</text:p>
          </table:table-cell>
          <table:table-cell table:formula="of:=[.AB13]/[.AB1]" office:value-type="float" office:value="0.443092707067194" calcext:value-type="float">
            <text:p>0.4430927071</text:p>
          </table:table-cell>
          <table:table-cell table:formula="of:=[.AC13]/[.AC1]" office:value-type="float" office:value="0.42603046273948" calcext:value-type="float">
            <text:p>0.4260304627</text:p>
          </table:table-cell>
          <table:table-cell table:formula="of:=[.AD13]/[.AD1]" office:value-type="float" office:value="0.405396614094267" calcext:value-type="float">
            <text:p>0.4053966141</text:p>
          </table:table-cell>
          <table:table-cell table:formula="of:=[.AE13]/[.AE1]" office:value-type="float" office:value="0.394064136701959" calcext:value-type="float">
            <text:p>0.3940641367</text:p>
          </table:table-cell>
          <table:table-cell table:formula="of:=[.AF13]/[.AF1]" office:value-type="float" office:value="0.379678021947368" calcext:value-type="float">
            <text:p>0.3796780219</text:p>
          </table:table-cell>
          <table:table-cell table:formula="of:=[.AG13]/[.AG1]" office:value-type="float" office:value="0.362180228416509" calcext:value-type="float">
            <text:p>0.3621802284</text:p>
          </table:table-cell>
          <table:table-cell table:formula="of:=[.AH13]/[.AH1]" office:value-type="float" office:value="0.349574956803894" calcext:value-type="float">
            <text:p>0.3495749568</text:p>
          </table:table-cell>
          <table:table-cell table:formula="of:=[.AI13]/[.AI1]" office:value-type="float" office:value="0.341138578561032" calcext:value-type="float">
            <text:p>0.3411385786</text:p>
          </table:table-cell>
          <table:table-cell table:formula="of:=[.AJ13]/[.AJ1]" office:value-type="float" office:value="0.324450843984514" calcext:value-type="float">
            <text:p>0.324450844</text:p>
          </table:table-cell>
          <table:table-cell table:formula="of:=[.AK13]/[.AK1]" office:value-type="float" office:value="0.314193677611171" calcext:value-type="float">
            <text:p>0.3141936776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qsort_avg</text:p>
          </table:table-cell>
          <table:table-cell office:value-type="float" office:value="18756.4092" calcext:value-type="float">
            <text:p>18756.4092</text:p>
          </table:table-cell>
          <table:table-cell table:number-columns-repeated="37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linear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 style:data-style-name="N2" text:time-value="21:16:06.77553292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9T21:23:54.427054944</dc:date>
    <meta:editing-duration>PT35M36S</meta:editing-duration>
    <meta:editing-cycles>13</meta:editing-cycles>
    <meta:generator>LibreOffice/5.1.4.2$Linux_X86_64 LibreOffice_project/10m0$Build-2</meta:generator>
    <meta:document-statistic meta:table-count="1" meta:cell-count="52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025cm" svg:height="12.777cm" xlink:href=".." xlink:type="simple" chart:class="chart:line" chart:style-name="ch1">
        <chart:legend chart:legend-position="end" svg:x="20.226cm" svg:y="5.342cm" style:legend-expansion="high" chart:style-name="ch2"/>
        <chart:plot-area chart:style-name="ch3" table:cell-range-address="all.B1:all.AK2 all.A1:all.A2 all.A9:all.AK9" chart:data-source-has-labels="both" svg:x="1.471cm" svg:y="0.255cm" svg:width="18.295cm" svg:height="12.267cm">
          <chartooo:coordinate-region svg:x="2.648cm" svg:y="0.455cm" svg:width="16.931cm" svg:height="11.42cm"/>
          <chart:axis chart:dimension="x" chart:name="primary-x" chart:style-name="ch4" chartooo:axis-type="auto">
            <chartooo:date-scale/>
            <chart:categories table:cell-range-address="all.B1:all.AK1"/>
          </chart:axis>
          <chart:axis chart:dimension="y" chart:name="primary-y" chart:style-name="ch4">
            <chart:title svg:x="0.451cm" svg:y="6.657cm" chart:style-name="ch5">
              <text:p>ms</text:p>
            </chart:title>
            <chart:grid chart:style-name="ch6" chart:class="major"/>
          </chart:axis>
          <chart:series chart:style-name="ch7" chart:values-cell-range-address="all.B2:all.AK2" chart:label-cell-address="all.A2:all.A2" chart:class="chart:line">
            <chart:data-point chart:repeated="36"/>
          </chart:series>
          <chart:series chart:style-name="ch8" chart:values-cell-range-address="all.B9:all.AK9" chart:label-cell-address="all.A9:all.A9" chart:class="chart:line">
            <chart:data-point chart:repeated="36"/>
          </chart:series>
          <chart:series chart:style-name="ch9" chart:values-cell-range-address="all.B2:all.AK2" chart:label-cell-address="all.A2:all.A2" chart:class="chart:line">
            <chart:data-point chart:repeated="36"/>
          </chart:series>
          <chart:series chart:style-name="ch10" chart:values-cell-range-address="all.B9:all.AK9" chart:label-cell-address="all.A9:all.A9" chart:class="chart:line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ll.B1:all.A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cilk2_avg</text:p>
                <draw:g>
                  <svg:desc>all.A2:all.A2</svg:desc>
                </draw:g>
              </table:table-cell>
              <table:table-cell office:value-type="float" office:value="20674.02935">
                <text:p>20674.02935</text:p>
                <draw:g>
                  <svg:desc>all.B2:all.AK2</svg:desc>
                </draw:g>
              </table:table-cell>
              <table:table-cell office:value-type="float" office:value="10536.7171428571">
                <text:p>10536.7171428571</text:p>
              </table:table-cell>
              <table:table-cell office:value-type="float" office:value="7429.9186190476">
                <text:p>7429.9186190476</text:p>
              </table:table-cell>
              <table:table-cell office:value-type="float" office:value="5473.3542857143">
                <text:p>5473.3542857143</text:p>
              </table:table-cell>
              <table:table-cell office:value-type="float" office:value="4519.3693333333">
                <text:p>4519.3693333333</text:p>
              </table:table-cell>
              <table:table-cell office:value-type="float" office:value="3755.1329047619">
                <text:p>3755.1329047619</text:p>
              </table:table-cell>
              <table:table-cell office:value-type="float" office:value="3287.0052380952">
                <text:p>3287.0052380952</text:p>
              </table:table-cell>
              <table:table-cell office:value-type="float" office:value="2874.8902857143">
                <text:p>2874.8902857143</text:p>
              </table:table-cell>
              <table:table-cell office:value-type="float" office:value="2619.5005714286">
                <text:p>2619.5005714286</text:p>
              </table:table-cell>
              <table:table-cell office:value-type="float" office:value="2367.6967619048">
                <text:p>2367.6967619048</text:p>
              </table:table-cell>
              <table:table-cell office:value-type="float" office:value="2206.0564761905">
                <text:p>2206.0564761905</text:p>
              </table:table-cell>
              <table:table-cell office:value-type="float" office:value="2047.5443809524">
                <text:p>2047.5443809524</text:p>
              </table:table-cell>
              <table:table-cell office:value-type="float" office:value="1925.2393333333">
                <text:p>1925.2393333333</text:p>
              </table:table-cell>
              <table:table-cell office:value-type="float" office:value="1866.9884285714">
                <text:p>1866.9884285714</text:p>
              </table:table-cell>
              <table:table-cell office:value-type="float" office:value="1749.8833333333">
                <text:p>1749.8833333333</text:p>
              </table:table-cell>
              <table:table-cell office:value-type="float" office:value="1698.9953333333">
                <text:p>1698.9953333333</text:p>
              </table:table-cell>
              <table:table-cell office:value-type="float" office:value="1607.4316190476">
                <text:p>1607.4316190476</text:p>
              </table:table-cell>
              <table:table-cell office:value-type="float" office:value="1565.4172380952">
                <text:p>1565.4172380952</text:p>
              </table:table-cell>
              <table:table-cell office:value-type="float" office:value="1511.5397142857">
                <text:p>1511.5397142857</text:p>
              </table:table-cell>
              <table:table-cell office:value-type="float" office:value="1488.249">
                <text:p>1488.249</text:p>
              </table:table-cell>
              <table:table-cell office:value-type="float" office:value="1457.7631428572">
                <text:p>1457.7631428572</text:p>
              </table:table-cell>
              <table:table-cell office:value-type="float" office:value="1399.2854761905">
                <text:p>1399.2854761905</text:p>
              </table:table-cell>
              <table:table-cell office:value-type="float" office:value="1390.291">
                <text:p>1390.291</text:p>
              </table:table-cell>
              <table:table-cell office:value-type="float" office:value="1366.8957619048">
                <text:p>1366.8957619048</text:p>
              </table:table-cell>
              <table:table-cell office:value-type="float" office:value="1313.0730952381">
                <text:p>1313.0730952381</text:p>
              </table:table-cell>
              <table:table-cell office:value-type="float" office:value="1311.1449047619">
                <text:p>1311.1449047619</text:p>
              </table:table-cell>
              <table:table-cell office:value-type="float" office:value="1274.9912380952">
                <text:p>1274.9912380952</text:p>
              </table:table-cell>
              <table:table-cell office:value-type="float" office:value="1251.4649047619">
                <text:p>1251.4649047619</text:p>
              </table:table-cell>
              <table:table-cell office:value-type="float" office:value="1246.3919047619">
                <text:p>1246.3919047619</text:p>
              </table:table-cell>
              <table:table-cell office:value-type="float" office:value="1221.9062380952">
                <text:p>1221.9062380952</text:p>
              </table:table-cell>
              <table:table-cell office:value-type="float" office:value="1211.1096666667">
                <text:p>1211.1096666667</text:p>
              </table:table-cell>
              <table:table-cell office:value-type="float" office:value="1206.8928095238">
                <text:p>1206.8928095238</text:p>
              </table:table-cell>
              <table:table-cell office:value-type="float" office:value="1183.5843809524">
                <text:p>1183.5843809524</text:p>
              </table:table-cell>
              <table:table-cell office:value-type="float" office:value="1182.5797142857">
                <text:p>1182.5797142857</text:p>
              </table:table-cell>
              <table:table-cell office:value-type="float" office:value="1183.0115238095">
                <text:p>1183.0115238095</text:p>
              </table:table-cell>
              <table:table-cell office:value-type="float" office:value="1162.7333333333">
                <text:p>1162.7333333333</text:p>
              </table:table-cell>
            </table:table-row>
            <table:table-row>
              <table:table-cell office:value-type="string">
                <text:p>omp_avg</text:p>
                <draw:g>
                  <svg:desc>all.A9:all.A9</svg:desc>
                </draw:g>
              </table:table-cell>
              <table:table-cell office:value-type="float" office:value="19563.1667">
                <text:p>19563.1667</text:p>
                <draw:g>
                  <svg:desc>all.B9:all.AK9</svg:desc>
                </draw:g>
              </table:table-cell>
              <table:table-cell office:value-type="float" office:value="10435.5104285714">
                <text:p>10435.5104285714</text:p>
              </table:table-cell>
              <table:table-cell office:value-type="float" office:value="5771.4826190476">
                <text:p>5771.4826190476</text:p>
              </table:table-cell>
              <table:table-cell office:value-type="float" office:value="3903.1800952381">
                <text:p>3903.1800952381</text:p>
              </table:table-cell>
              <table:table-cell office:value-type="float" office:value="3100.8941904762">
                <text:p>3100.8941904762</text:p>
              </table:table-cell>
              <table:table-cell office:value-type="float" office:value="2515.4042857143">
                <text:p>2515.4042857143</text:p>
              </table:table-cell>
              <table:table-cell office:value-type="float" office:value="2238.9948095238">
                <text:p>2238.9948095238</text:p>
              </table:table-cell>
              <table:table-cell office:value-type="float" office:value="2004.1678095238">
                <text:p>2004.1678095238</text:p>
              </table:table-cell>
              <table:table-cell office:value-type="float" office:value="1828.0830952381">
                <text:p>1828.0830952381</text:p>
              </table:table-cell>
              <table:table-cell office:value-type="float" office:value="1791.229">
                <text:p>1791.229</text:p>
              </table:table-cell>
              <table:table-cell office:value-type="float" office:value="1715.6821904762">
                <text:p>1715.6821904762</text:p>
              </table:table-cell>
              <table:table-cell office:value-type="float" office:value="1684.0986190476">
                <text:p>1684.0986190476</text:p>
              </table:table-cell>
              <table:table-cell office:value-type="float" office:value="1669.8454761905">
                <text:p>1669.8454761905</text:p>
              </table:table-cell>
              <table:table-cell office:value-type="float" office:value="1639.0672380952">
                <text:p>1639.0672380952</text:p>
              </table:table-cell>
              <table:table-cell office:value-type="float" office:value="1648.8777142857">
                <text:p>1648.8777142857</text:p>
              </table:table-cell>
              <table:table-cell office:value-type="float" office:value="1660.0260952381">
                <text:p>1660.0260952381</text:p>
              </table:table-cell>
              <table:table-cell office:value-type="float" office:value="1625.6982380952">
                <text:p>1625.6982380952</text:p>
              </table:table-cell>
              <table:table-cell office:value-type="float" office:value="1607.0316666667">
                <text:p>1607.0316666667</text:p>
              </table:table-cell>
              <table:table-cell office:value-type="float" office:value="1598.7349047619">
                <text:p>1598.7349047619</text:p>
              </table:table-cell>
              <table:table-cell office:value-type="float" office:value="1610.6205238095">
                <text:p>1610.6205238095</text:p>
              </table:table-cell>
              <table:table-cell office:value-type="float" office:value="1605.4409047619">
                <text:p>1605.4409047619</text:p>
              </table:table-cell>
              <table:table-cell office:value-type="float" office:value="1591.6059047619">
                <text:p>1591.6059047619</text:p>
              </table:table-cell>
              <table:table-cell office:value-type="float" office:value="1567.3705714286">
                <text:p>1567.3705714286</text:p>
              </table:table-cell>
              <table:table-cell office:value-type="float" office:value="1572.8153809524">
                <text:p>1572.8153809524</text:p>
              </table:table-cell>
              <table:table-cell office:value-type="float" office:value="1585.9452857143">
                <text:p>1585.9452857143</text:p>
              </table:table-cell>
              <table:table-cell office:value-type="float" office:value="1567.5797619048">
                <text:p>1567.5797619048</text:p>
              </table:table-cell>
              <table:table-cell office:value-type="float" office:value="1567.8024285714">
                <text:p>1567.8024285714</text:p>
              </table:table-cell>
              <table:table-cell office:value-type="float" office:value="1572.3564761905">
                <text:p>1572.3564761905</text:p>
              </table:table-cell>
              <table:table-cell office:value-type="float" office:value="1595.4073333333">
                <text:p>1595.4073333333</text:p>
              </table:table-cell>
              <table:table-cell office:value-type="float" office:value="1586.5783809524">
                <text:p>1586.5783809524</text:p>
              </table:table-cell>
              <table:table-cell office:value-type="float" office:value="1593.5751428572">
                <text:p>1593.5751428572</text:p>
              </table:table-cell>
              <table:table-cell office:value-type="float" office:value="1618.3594285714">
                <text:p>1618.3594285714</text:p>
              </table:table-cell>
              <table:table-cell office:value-type="float" office:value="1625.9060476191">
                <text:p>1625.9060476191</text:p>
              </table:table-cell>
              <table:table-cell office:value-type="float" office:value="1617.1114285714">
                <text:p>1617.1114285714</text:p>
              </table:table-cell>
              <table:table-cell office:value-type="float" office:value="1651.706">
                <text:p>1651.706</text:p>
              </table:table-cell>
              <table:table-cell office:value-type="float" office:value="1658.2490476191">
                <text:p>1658.2490476191</text:p>
              </table:table-cell>
            </table:table-row>
            <table:table-row>
              <table:table-cell office:value-type="string">
                <text:p>cilk2_avg</text:p>
                <draw:g>
                  <svg:desc>all.A2:all.A2</svg:desc>
                </draw:g>
              </table:table-cell>
              <table:table-cell office:value-type="float" office:value="20674.02935">
                <text:p>20674.02935</text:p>
                <draw:g>
                  <svg:desc>all.B2:all.AK2</svg:desc>
                </draw:g>
              </table:table-cell>
              <table:table-cell office:value-type="float" office:value="10536.7171428571">
                <text:p>10536.7171428571</text:p>
              </table:table-cell>
              <table:table-cell office:value-type="float" office:value="7429.9186190476">
                <text:p>7429.9186190476</text:p>
              </table:table-cell>
              <table:table-cell office:value-type="float" office:value="5473.3542857143">
                <text:p>5473.3542857143</text:p>
              </table:table-cell>
              <table:table-cell office:value-type="float" office:value="4519.3693333333">
                <text:p>4519.3693333333</text:p>
              </table:table-cell>
              <table:table-cell office:value-type="float" office:value="3755.1329047619">
                <text:p>3755.1329047619</text:p>
              </table:table-cell>
              <table:table-cell office:value-type="float" office:value="3287.0052380952">
                <text:p>3287.0052380952</text:p>
              </table:table-cell>
              <table:table-cell office:value-type="float" office:value="2874.8902857143">
                <text:p>2874.8902857143</text:p>
              </table:table-cell>
              <table:table-cell office:value-type="float" office:value="2619.5005714286">
                <text:p>2619.5005714286</text:p>
              </table:table-cell>
              <table:table-cell office:value-type="float" office:value="2367.6967619048">
                <text:p>2367.6967619048</text:p>
              </table:table-cell>
              <table:table-cell office:value-type="float" office:value="2206.0564761905">
                <text:p>2206.0564761905</text:p>
              </table:table-cell>
              <table:table-cell office:value-type="float" office:value="2047.5443809524">
                <text:p>2047.5443809524</text:p>
              </table:table-cell>
              <table:table-cell office:value-type="float" office:value="1925.2393333333">
                <text:p>1925.2393333333</text:p>
              </table:table-cell>
              <table:table-cell office:value-type="float" office:value="1866.9884285714">
                <text:p>1866.9884285714</text:p>
              </table:table-cell>
              <table:table-cell office:value-type="float" office:value="1749.8833333333">
                <text:p>1749.8833333333</text:p>
              </table:table-cell>
              <table:table-cell office:value-type="float" office:value="1698.9953333333">
                <text:p>1698.9953333333</text:p>
              </table:table-cell>
              <table:table-cell office:value-type="float" office:value="1607.4316190476">
                <text:p>1607.4316190476</text:p>
              </table:table-cell>
              <table:table-cell office:value-type="float" office:value="1565.4172380952">
                <text:p>1565.4172380952</text:p>
              </table:table-cell>
              <table:table-cell office:value-type="float" office:value="1511.5397142857">
                <text:p>1511.5397142857</text:p>
              </table:table-cell>
              <table:table-cell office:value-type="float" office:value="1488.249">
                <text:p>1488.249</text:p>
              </table:table-cell>
              <table:table-cell office:value-type="float" office:value="1457.7631428572">
                <text:p>1457.7631428572</text:p>
              </table:table-cell>
              <table:table-cell office:value-type="float" office:value="1399.2854761905">
                <text:p>1399.2854761905</text:p>
              </table:table-cell>
              <table:table-cell office:value-type="float" office:value="1390.291">
                <text:p>1390.291</text:p>
              </table:table-cell>
              <table:table-cell office:value-type="float" office:value="1366.8957619048">
                <text:p>1366.8957619048</text:p>
              </table:table-cell>
              <table:table-cell office:value-type="float" office:value="1313.0730952381">
                <text:p>1313.0730952381</text:p>
              </table:table-cell>
              <table:table-cell office:value-type="float" office:value="1311.1449047619">
                <text:p>1311.1449047619</text:p>
              </table:table-cell>
              <table:table-cell office:value-type="float" office:value="1274.9912380952">
                <text:p>1274.9912380952</text:p>
              </table:table-cell>
              <table:table-cell office:value-type="float" office:value="1251.4649047619">
                <text:p>1251.4649047619</text:p>
              </table:table-cell>
              <table:table-cell office:value-type="float" office:value="1246.3919047619">
                <text:p>1246.3919047619</text:p>
              </table:table-cell>
              <table:table-cell office:value-type="float" office:value="1221.9062380952">
                <text:p>1221.9062380952</text:p>
              </table:table-cell>
              <table:table-cell office:value-type="float" office:value="1211.1096666667">
                <text:p>1211.1096666667</text:p>
              </table:table-cell>
              <table:table-cell office:value-type="float" office:value="1206.8928095238">
                <text:p>1206.8928095238</text:p>
              </table:table-cell>
              <table:table-cell office:value-type="float" office:value="1183.5843809524">
                <text:p>1183.5843809524</text:p>
              </table:table-cell>
              <table:table-cell office:value-type="float" office:value="1182.5797142857">
                <text:p>1182.5797142857</text:p>
              </table:table-cell>
              <table:table-cell office:value-type="float" office:value="1183.0115238095">
                <text:p>1183.0115238095</text:p>
              </table:table-cell>
              <table:table-cell office:value-type="float" office:value="1162.7333333333">
                <text:p>1162.7333333333</text:p>
              </table:table-cell>
            </table:table-row>
            <table:table-row>
              <table:table-cell office:value-type="string">
                <text:p>omp_avg</text:p>
                <draw:g>
                  <svg:desc>all.A9:all.A9</svg:desc>
                </draw:g>
              </table:table-cell>
              <table:table-cell office:value-type="float" office:value="19563.1667">
                <text:p>19563.1667</text:p>
                <draw:g>
                  <svg:desc>all.B9:all.AK9</svg:desc>
                </draw:g>
              </table:table-cell>
              <table:table-cell office:value-type="float" office:value="10435.5104285714">
                <text:p>10435.5104285714</text:p>
              </table:table-cell>
              <table:table-cell office:value-type="float" office:value="5771.4826190476">
                <text:p>5771.4826190476</text:p>
              </table:table-cell>
              <table:table-cell office:value-type="float" office:value="3903.1800952381">
                <text:p>3903.1800952381</text:p>
              </table:table-cell>
              <table:table-cell office:value-type="float" office:value="3100.8941904762">
                <text:p>3100.8941904762</text:p>
              </table:table-cell>
              <table:table-cell office:value-type="float" office:value="2515.4042857143">
                <text:p>2515.4042857143</text:p>
              </table:table-cell>
              <table:table-cell office:value-type="float" office:value="2238.9948095238">
                <text:p>2238.9948095238</text:p>
              </table:table-cell>
              <table:table-cell office:value-type="float" office:value="2004.1678095238">
                <text:p>2004.1678095238</text:p>
              </table:table-cell>
              <table:table-cell office:value-type="float" office:value="1828.0830952381">
                <text:p>1828.0830952381</text:p>
              </table:table-cell>
              <table:table-cell office:value-type="float" office:value="1791.229">
                <text:p>1791.229</text:p>
              </table:table-cell>
              <table:table-cell office:value-type="float" office:value="1715.6821904762">
                <text:p>1715.6821904762</text:p>
              </table:table-cell>
              <table:table-cell office:value-type="float" office:value="1684.0986190476">
                <text:p>1684.0986190476</text:p>
              </table:table-cell>
              <table:table-cell office:value-type="float" office:value="1669.8454761905">
                <text:p>1669.8454761905</text:p>
              </table:table-cell>
              <table:table-cell office:value-type="float" office:value="1639.0672380952">
                <text:p>1639.0672380952</text:p>
              </table:table-cell>
              <table:table-cell office:value-type="float" office:value="1648.8777142857">
                <text:p>1648.8777142857</text:p>
              </table:table-cell>
              <table:table-cell office:value-type="float" office:value="1660.0260952381">
                <text:p>1660.0260952381</text:p>
              </table:table-cell>
              <table:table-cell office:value-type="float" office:value="1625.6982380952">
                <text:p>1625.6982380952</text:p>
              </table:table-cell>
              <table:table-cell office:value-type="float" office:value="1607.0316666667">
                <text:p>1607.0316666667</text:p>
              </table:table-cell>
              <table:table-cell office:value-type="float" office:value="1598.7349047619">
                <text:p>1598.7349047619</text:p>
              </table:table-cell>
              <table:table-cell office:value-type="float" office:value="1610.6205238095">
                <text:p>1610.6205238095</text:p>
              </table:table-cell>
              <table:table-cell office:value-type="float" office:value="1605.4409047619">
                <text:p>1605.4409047619</text:p>
              </table:table-cell>
              <table:table-cell office:value-type="float" office:value="1591.6059047619">
                <text:p>1591.6059047619</text:p>
              </table:table-cell>
              <table:table-cell office:value-type="float" office:value="1567.3705714286">
                <text:p>1567.3705714286</text:p>
              </table:table-cell>
              <table:table-cell office:value-type="float" office:value="1572.8153809524">
                <text:p>1572.8153809524</text:p>
              </table:table-cell>
              <table:table-cell office:value-type="float" office:value="1585.9452857143">
                <text:p>1585.9452857143</text:p>
              </table:table-cell>
              <table:table-cell office:value-type="float" office:value="1567.5797619048">
                <text:p>1567.5797619048</text:p>
              </table:table-cell>
              <table:table-cell office:value-type="float" office:value="1567.8024285714">
                <text:p>1567.8024285714</text:p>
              </table:table-cell>
              <table:table-cell office:value-type="float" office:value="1572.3564761905">
                <text:p>1572.3564761905</text:p>
              </table:table-cell>
              <table:table-cell office:value-type="float" office:value="1595.4073333333">
                <text:p>1595.4073333333</text:p>
              </table:table-cell>
              <table:table-cell office:value-type="float" office:value="1586.5783809524">
                <text:p>1586.5783809524</text:p>
              </table:table-cell>
              <table:table-cell office:value-type="float" office:value="1593.5751428572">
                <text:p>1593.5751428572</text:p>
              </table:table-cell>
              <table:table-cell office:value-type="float" office:value="1618.3594285714">
                <text:p>1618.3594285714</text:p>
              </table:table-cell>
              <table:table-cell office:value-type="float" office:value="1625.9060476191">
                <text:p>1625.9060476191</text:p>
              </table:table-cell>
              <table:table-cell office:value-type="float" office:value="1617.1114285714">
                <text:p>1617.1114285714</text:p>
              </table:table-cell>
              <table:table-cell office:value-type="float" office:value="1651.706">
                <text:p>1651.706</text:p>
              </table:table-cell>
              <table:table-cell office:value-type="float" office:value="1658.2490476191">
                <text:p>1658.24904761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01cm" svg:y="3.454cm" style:legend-expansion="high" chart:style-name="ch2"/>
        <chart:plot-area chart:style-name="ch3" table:cell-range-address="all.B1:all.AK1 all.A6:all.AK6 all.A13:all.AK13" chart:data-source-has-labels="both" svg:x="0.32cm" svg:y="0.18cm" svg:width="12.561cm" svg:height="8.64cm">
          <chartooo:coordinate-region svg:x="0.941cm" svg:y="0.379cm" svg:width="11.94cm" svg:height="7.649cm"/>
          <chart:axis chart:dimension="x" chart:name="primary-x" chart:style-name="ch4" chartooo:axis-type="auto">
            <chartooo:date-scale/>
            <chart:categories table:cell-range-address="all.B1:all.A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6:all.AK6" chart:label-cell-address="all.A6:all.A6" chart:class="chart:line">
            <chart:data-point chart:repeated="36"/>
          </chart:series>
          <chart:series chart:style-name="ch7" chart:values-cell-range-address="all.B13:all.AK13" chart:label-cell-address="all.A13:all.A13" chart:class="chart:line">
            <chart:data-point chart:repeated="36"/>
          </chart:series>
          <chart:series chart:style-name="ch8" chart:values-cell-range-address="all.B6:all.AK6" chart:label-cell-address="all.A6:all.A6" chart:class="chart:line">
            <chart:data-point chart:repeated="36"/>
          </chart:series>
          <chart:series chart:style-name="ch9" chart:values-cell-range-address="all.B13:all.AK13" chart:label-cell-address="all.A13:all.A13" chart:class="chart:line"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ll.B1:all.A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cilk2_spu</text:p>
                <draw:g>
                  <svg:desc>all.A6:all.A6</svg:desc>
                </draw:g>
              </table:table-cell>
              <table:table-cell office:value-type="float" office:value="0.907244973026992">
                <text:p>0.907244973026992</text:p>
                <draw:g>
                  <svg:desc>all.B6:all.AK6</svg:desc>
                </draw:g>
              </table:table-cell>
              <table:table-cell office:value-type="float" office:value="1.78009990642247">
                <text:p>1.78009990642247</text:p>
              </table:table-cell>
              <table:table-cell office:value-type="float" office:value="2.52444342417364">
                <text:p>2.52444342417364</text:p>
              </table:table-cell>
              <table:table-cell office:value-type="float" office:value="3.42685823370781">
                <text:p>3.42685823370781</text:p>
              </table:table-cell>
              <table:table-cell office:value-type="float" office:value="4.15022712608576">
                <text:p>4.15022712608576</text:p>
              </table:table-cell>
              <table:table-cell office:value-type="float" office:value="4.99487226569662">
                <text:p>4.99487226569662</text:p>
              </table:table-cell>
              <table:table-cell office:value-type="float" office:value="5.70623039556494">
                <text:p>5.70623039556494</text:p>
              </table:table-cell>
              <table:table-cell office:value-type="float" office:value="6.52421739125246">
                <text:p>6.52421739125246</text:p>
              </table:table-cell>
              <table:table-cell office:value-type="float" office:value="7.16029971689252">
                <text:p>7.16029971689252</text:p>
              </table:table-cell>
              <table:table-cell office:value-type="float" office:value="7.92179535056278">
                <text:p>7.92179535056278</text:p>
              </table:table-cell>
              <table:table-cell office:value-type="float" office:value="8.50223437270711">
                <text:p>8.50223437270711</text:p>
              </table:table-cell>
              <table:table-cell office:value-type="float" office:value="9.16044085514552">
                <text:p>9.16044085514552</text:p>
              </table:table-cell>
              <table:table-cell office:value-type="float" office:value="9.74237793465695">
                <text:p>9.74237793465695</text:p>
              </table:table-cell>
              <table:table-cell office:value-type="float" office:value="10.0463446441134">
                <text:p>10.0463446441134</text:p>
              </table:table-cell>
              <table:table-cell office:value-type="float" office:value="10.7186626917987">
                <text:p>10.7186626917987</text:p>
              </table:table-cell>
              <table:table-cell office:value-type="float" office:value="11.0397061322125">
                <text:p>11.0397061322125</text:p>
              </table:table-cell>
              <table:table-cell office:value-type="float" office:value="11.6685580759654">
                <text:p>11.6685580759654</text:p>
              </table:table-cell>
              <table:table-cell office:value-type="float" office:value="11.9817316071099">
                <text:p>11.9817316071099</text:p>
              </table:table-cell>
              <table:table-cell office:value-type="float" office:value="12.4088100515861">
                <text:p>12.4088100515861</text:p>
              </table:table-cell>
              <table:table-cell office:value-type="float" office:value="12.6030047391263">
                <text:p>12.6030047391263</text:p>
              </table:table-cell>
              <table:table-cell office:value-type="float" office:value="12.86656840784">
                <text:p>12.86656840784</text:p>
              </table:table-cell>
              <table:table-cell office:value-type="float" office:value="13.4042763389952">
                <text:p>13.4042763389952</text:p>
              </table:table-cell>
              <table:table-cell office:value-type="float" office:value="13.4909951945312">
                <text:p>13.4909951945312</text:p>
              </table:table-cell>
              <table:table-cell office:value-type="float" office:value="13.7219016422017">
                <text:p>13.7219016422017</text:p>
              </table:table-cell>
              <table:table-cell office:value-type="float" office:value="14.2843603056225">
                <text:p>14.2843603056225</text:p>
              </table:table-cell>
              <table:table-cell office:value-type="float" office:value="14.305367112269">
                <text:p>14.305367112269</text:p>
              </table:table-cell>
              <table:table-cell office:value-type="float" office:value="14.7110102717424">
                <text:p>14.7110102717424</text:p>
              </table:table-cell>
              <table:table-cell office:value-type="float" office:value="14.9875630779822">
                <text:p>14.9875630779822</text:p>
              </table:table-cell>
              <table:table-cell office:value-type="float" office:value="15.0485646836603">
                <text:p>15.0485646836603</text:p>
              </table:table-cell>
              <table:table-cell office:value-type="float" office:value="15.3501214866035">
                <text:p>15.3501214866035</text:p>
              </table:table-cell>
              <table:table-cell office:value-type="float" office:value="15.4869618468348">
                <text:p>15.4869618468348</text:p>
              </table:table-cell>
              <table:table-cell office:value-type="float" office:value="15.5410729536127">
                <text:p>15.5410729536127</text:p>
              </table:table-cell>
              <table:table-cell office:value-type="float" office:value="15.8471246341619">
                <text:p>15.8471246341619</text:p>
              </table:table-cell>
              <table:table-cell office:value-type="float" office:value="15.8605876402414">
                <text:p>15.8605876402414</text:p>
              </table:table-cell>
              <table:table-cell office:value-type="float" office:value="15.854798387425">
                <text:p>15.854798387425</text:p>
              </table:table-cell>
              <table:table-cell office:value-type="float" office:value="16.1313077231815">
                <text:p>16.1313077231815</text:p>
              </table:table-cell>
            </table:table-row>
            <table:table-row>
              <table:table-cell office:value-type="string">
                <text:p>omp_spu</text:p>
                <draw:g>
                  <svg:desc>all.A13:all.A13</svg:desc>
                </draw:g>
              </table:table-cell>
              <table:table-cell office:value-type="float" office:value="0.958761405432383">
                <text:p>0.958761405432383</text:p>
                <draw:g>
                  <svg:desc>all.B13:all.AK13</svg:desc>
                </draw:g>
              </table:table-cell>
              <table:table-cell office:value-type="float" office:value="1.79736384994133">
                <text:p>1.79736384994133</text:p>
              </table:table-cell>
              <table:table-cell office:value-type="float" office:value="3.24984244743254">
                <text:p>3.24984244743254</text:p>
              </table:table-cell>
              <table:table-cell office:value-type="float" office:value="4.80541731161289">
                <text:p>4.80541731161289</text:p>
              </table:table-cell>
              <table:table-cell office:value-type="float" office:value="6.04870983911889">
                <text:p>6.04870983911889</text:p>
              </table:table-cell>
              <table:table-cell office:value-type="float" office:value="7.45661812954801">
                <text:p>7.45661812954801</text:p>
              </table:table-cell>
              <table:table-cell office:value-type="float" office:value="8.37715617750324">
                <text:p>8.37715617750324</text:p>
              </table:table-cell>
              <table:table-cell office:value-type="float" office:value="9.3587019564278">
                <text:p>9.3587019564278</text:p>
              </table:table-cell>
              <table:table-cell office:value-type="float" office:value="10.2601513294761">
                <text:p>10.2601513294761</text:p>
              </table:table-cell>
              <table:table-cell office:value-type="float" office:value="10.4712514145316">
                <text:p>10.4712514145316</text:p>
              </table:table-cell>
              <table:table-cell office:value-type="float" office:value="10.9323330999863">
                <text:p>10.9323330999863</text:p>
              </table:table-cell>
              <table:table-cell office:value-type="float" office:value="11.1373579835884">
                <text:p>11.1373579835884</text:p>
              </table:table-cell>
              <table:table-cell office:value-type="float" office:value="11.2324220818263">
                <text:p>11.2324220818263</text:p>
              </table:table-cell>
              <table:table-cell office:value-type="float" office:value="11.4433433626538">
                <text:p>11.4433433626538</text:p>
              </table:table-cell>
              <table:table-cell office:value-type="float" office:value="11.3752578723677">
                <text:p>11.3752578723677</text:p>
              </table:table-cell>
              <table:table-cell office:value-type="float" office:value="11.2988640683445">
                <text:p>11.2988640683445</text:p>
              </table:table-cell>
              <table:table-cell office:value-type="float" office:value="11.5374481933231">
                <text:p>11.5374481933231</text:p>
              </table:table-cell>
              <table:table-cell office:value-type="float" office:value="11.6714621056002">
                <text:p>11.6714621056002</text:p>
              </table:table-cell>
              <table:table-cell office:value-type="float" office:value="11.7320320862034">
                <text:p>11.7320320862034</text:p>
              </table:table-cell>
              <table:table-cell office:value-type="float" office:value="11.6454552284213">
                <text:p>11.6454552284213</text:p>
              </table:table-cell>
              <table:table-cell office:value-type="float" office:value="11.6830268522289">
                <text:p>11.6830268522289</text:p>
              </table:table-cell>
              <table:table-cell office:value-type="float" office:value="11.7845813111669">
                <text:p>11.7845813111669</text:p>
              </table:table-cell>
              <table:table-cell office:value-type="float" office:value="11.9667993912277">
                <text:p>11.9667993912277</text:p>
              </table:table-cell>
              <table:table-cell office:value-type="float" office:value="11.9253724417689">
                <text:p>11.9253724417689</text:p>
              </table:table-cell>
              <table:table-cell office:value-type="float" office:value="11.8266433079072">
                <text:p>11.8266433079072</text:p>
              </table:table-cell>
              <table:table-cell office:value-type="float" office:value="11.9652024450792">
                <text:p>11.9652024450792</text:p>
              </table:table-cell>
              <table:table-cell office:value-type="float" office:value="11.9635030908142">
                <text:p>11.9635030908142</text:p>
              </table:table-cell>
              <table:table-cell office:value-type="float" office:value="11.9288529567054">
                <text:p>11.9288529567054</text:p>
              </table:table-cell>
              <table:table-cell office:value-type="float" office:value="11.7565018087337">
                <text:p>11.7565018087337</text:p>
              </table:table-cell>
              <table:table-cell office:value-type="float" office:value="11.8219241010588">
                <text:p>11.8219241010588</text:p>
              </table:table-cell>
              <table:table-cell office:value-type="float" office:value="11.7700186803684">
                <text:p>11.7700186803684</text:p>
              </table:table-cell>
              <table:table-cell office:value-type="float" office:value="11.5897673093283">
                <text:p>11.5897673093283</text:p>
              </table:table-cell>
              <table:table-cell office:value-type="float" office:value="11.5359735745285">
                <text:p>11.5359735745285</text:p>
              </table:table-cell>
              <table:table-cell office:value-type="float" office:value="11.5987116710751">
                <text:p>11.5987116710751</text:p>
              </table:table-cell>
              <table:table-cell office:value-type="float" office:value="11.355779539458">
                <text:p>11.355779539458</text:p>
              </table:table-cell>
              <table:table-cell office:value-type="float" office:value="11.3109723940022">
                <text:p>11.3109723940022</text:p>
              </table:table-cell>
            </table:table-row>
            <table:table-row>
              <table:table-cell office:value-type="string">
                <text:p>cilk2_spu</text:p>
                <draw:g>
                  <svg:desc>all.A6:all.A6</svg:desc>
                </draw:g>
              </table:table-cell>
              <table:table-cell office:value-type="float" office:value="0.907244973026992">
                <text:p>0.907244973026992</text:p>
                <draw:g>
                  <svg:desc>all.B6:all.AK6</svg:desc>
                </draw:g>
              </table:table-cell>
              <table:table-cell office:value-type="float" office:value="1.78009990642247">
                <text:p>1.78009990642247</text:p>
              </table:table-cell>
              <table:table-cell office:value-type="float" office:value="2.52444342417364">
                <text:p>2.52444342417364</text:p>
              </table:table-cell>
              <table:table-cell office:value-type="float" office:value="3.42685823370781">
                <text:p>3.42685823370781</text:p>
              </table:table-cell>
              <table:table-cell office:value-type="float" office:value="4.15022712608576">
                <text:p>4.15022712608576</text:p>
              </table:table-cell>
              <table:table-cell office:value-type="float" office:value="4.99487226569662">
                <text:p>4.99487226569662</text:p>
              </table:table-cell>
              <table:table-cell office:value-type="float" office:value="5.70623039556494">
                <text:p>5.70623039556494</text:p>
              </table:table-cell>
              <table:table-cell office:value-type="float" office:value="6.52421739125246">
                <text:p>6.52421739125246</text:p>
              </table:table-cell>
              <table:table-cell office:value-type="float" office:value="7.16029971689252">
                <text:p>7.16029971689252</text:p>
              </table:table-cell>
              <table:table-cell office:value-type="float" office:value="7.92179535056278">
                <text:p>7.92179535056278</text:p>
              </table:table-cell>
              <table:table-cell office:value-type="float" office:value="8.50223437270711">
                <text:p>8.50223437270711</text:p>
              </table:table-cell>
              <table:table-cell office:value-type="float" office:value="9.16044085514552">
                <text:p>9.16044085514552</text:p>
              </table:table-cell>
              <table:table-cell office:value-type="float" office:value="9.74237793465695">
                <text:p>9.74237793465695</text:p>
              </table:table-cell>
              <table:table-cell office:value-type="float" office:value="10.0463446441134">
                <text:p>10.0463446441134</text:p>
              </table:table-cell>
              <table:table-cell office:value-type="float" office:value="10.7186626917987">
                <text:p>10.7186626917987</text:p>
              </table:table-cell>
              <table:table-cell office:value-type="float" office:value="11.0397061322125">
                <text:p>11.0397061322125</text:p>
              </table:table-cell>
              <table:table-cell office:value-type="float" office:value="11.6685580759654">
                <text:p>11.6685580759654</text:p>
              </table:table-cell>
              <table:table-cell office:value-type="float" office:value="11.9817316071099">
                <text:p>11.9817316071099</text:p>
              </table:table-cell>
              <table:table-cell office:value-type="float" office:value="12.4088100515861">
                <text:p>12.4088100515861</text:p>
              </table:table-cell>
              <table:table-cell office:value-type="float" office:value="12.6030047391263">
                <text:p>12.6030047391263</text:p>
              </table:table-cell>
              <table:table-cell office:value-type="float" office:value="12.86656840784">
                <text:p>12.86656840784</text:p>
              </table:table-cell>
              <table:table-cell office:value-type="float" office:value="13.4042763389952">
                <text:p>13.4042763389952</text:p>
              </table:table-cell>
              <table:table-cell office:value-type="float" office:value="13.4909951945312">
                <text:p>13.4909951945312</text:p>
              </table:table-cell>
              <table:table-cell office:value-type="float" office:value="13.7219016422017">
                <text:p>13.7219016422017</text:p>
              </table:table-cell>
              <table:table-cell office:value-type="float" office:value="14.2843603056225">
                <text:p>14.2843603056225</text:p>
              </table:table-cell>
              <table:table-cell office:value-type="float" office:value="14.305367112269">
                <text:p>14.305367112269</text:p>
              </table:table-cell>
              <table:table-cell office:value-type="float" office:value="14.7110102717424">
                <text:p>14.7110102717424</text:p>
              </table:table-cell>
              <table:table-cell office:value-type="float" office:value="14.9875630779822">
                <text:p>14.9875630779822</text:p>
              </table:table-cell>
              <table:table-cell office:value-type="float" office:value="15.0485646836603">
                <text:p>15.0485646836603</text:p>
              </table:table-cell>
              <table:table-cell office:value-type="float" office:value="15.3501214866035">
                <text:p>15.3501214866035</text:p>
              </table:table-cell>
              <table:table-cell office:value-type="float" office:value="15.4869618468348">
                <text:p>15.4869618468348</text:p>
              </table:table-cell>
              <table:table-cell office:value-type="float" office:value="15.5410729536127">
                <text:p>15.5410729536127</text:p>
              </table:table-cell>
              <table:table-cell office:value-type="float" office:value="15.8471246341619">
                <text:p>15.8471246341619</text:p>
              </table:table-cell>
              <table:table-cell office:value-type="float" office:value="15.8605876402414">
                <text:p>15.8605876402414</text:p>
              </table:table-cell>
              <table:table-cell office:value-type="float" office:value="15.854798387425">
                <text:p>15.854798387425</text:p>
              </table:table-cell>
              <table:table-cell office:value-type="float" office:value="16.1313077231815">
                <text:p>16.1313077231815</text:p>
              </table:table-cell>
            </table:table-row>
            <table:table-row>
              <table:table-cell office:value-type="string">
                <text:p>omp_spu</text:p>
                <draw:g>
                  <svg:desc>all.A13:all.A13</svg:desc>
                </draw:g>
              </table:table-cell>
              <table:table-cell office:value-type="float" office:value="0.958761405432383">
                <text:p>0.958761405432383</text:p>
                <draw:g>
                  <svg:desc>all.B13:all.AK13</svg:desc>
                </draw:g>
              </table:table-cell>
              <table:table-cell office:value-type="float" office:value="1.79736384994133">
                <text:p>1.79736384994133</text:p>
              </table:table-cell>
              <table:table-cell office:value-type="float" office:value="3.24984244743254">
                <text:p>3.24984244743254</text:p>
              </table:table-cell>
              <table:table-cell office:value-type="float" office:value="4.80541731161289">
                <text:p>4.80541731161289</text:p>
              </table:table-cell>
              <table:table-cell office:value-type="float" office:value="6.04870983911889">
                <text:p>6.04870983911889</text:p>
              </table:table-cell>
              <table:table-cell office:value-type="float" office:value="7.45661812954801">
                <text:p>7.45661812954801</text:p>
              </table:table-cell>
              <table:table-cell office:value-type="float" office:value="8.37715617750324">
                <text:p>8.37715617750324</text:p>
              </table:table-cell>
              <table:table-cell office:value-type="float" office:value="9.3587019564278">
                <text:p>9.3587019564278</text:p>
              </table:table-cell>
              <table:table-cell office:value-type="float" office:value="10.2601513294761">
                <text:p>10.2601513294761</text:p>
              </table:table-cell>
              <table:table-cell office:value-type="float" office:value="10.4712514145316">
                <text:p>10.4712514145316</text:p>
              </table:table-cell>
              <table:table-cell office:value-type="float" office:value="10.9323330999863">
                <text:p>10.9323330999863</text:p>
              </table:table-cell>
              <table:table-cell office:value-type="float" office:value="11.1373579835884">
                <text:p>11.1373579835884</text:p>
              </table:table-cell>
              <table:table-cell office:value-type="float" office:value="11.2324220818263">
                <text:p>11.2324220818263</text:p>
              </table:table-cell>
              <table:table-cell office:value-type="float" office:value="11.4433433626538">
                <text:p>11.4433433626538</text:p>
              </table:table-cell>
              <table:table-cell office:value-type="float" office:value="11.3752578723677">
                <text:p>11.3752578723677</text:p>
              </table:table-cell>
              <table:table-cell office:value-type="float" office:value="11.2988640683445">
                <text:p>11.2988640683445</text:p>
              </table:table-cell>
              <table:table-cell office:value-type="float" office:value="11.5374481933231">
                <text:p>11.5374481933231</text:p>
              </table:table-cell>
              <table:table-cell office:value-type="float" office:value="11.6714621056002">
                <text:p>11.6714621056002</text:p>
              </table:table-cell>
              <table:table-cell office:value-type="float" office:value="11.7320320862034">
                <text:p>11.7320320862034</text:p>
              </table:table-cell>
              <table:table-cell office:value-type="float" office:value="11.6454552284213">
                <text:p>11.6454552284213</text:p>
              </table:table-cell>
              <table:table-cell office:value-type="float" office:value="11.6830268522289">
                <text:p>11.6830268522289</text:p>
              </table:table-cell>
              <table:table-cell office:value-type="float" office:value="11.7845813111669">
                <text:p>11.7845813111669</text:p>
              </table:table-cell>
              <table:table-cell office:value-type="float" office:value="11.9667993912277">
                <text:p>11.9667993912277</text:p>
              </table:table-cell>
              <table:table-cell office:value-type="float" office:value="11.9253724417689">
                <text:p>11.9253724417689</text:p>
              </table:table-cell>
              <table:table-cell office:value-type="float" office:value="11.8266433079072">
                <text:p>11.8266433079072</text:p>
              </table:table-cell>
              <table:table-cell office:value-type="float" office:value="11.9652024450792">
                <text:p>11.9652024450792</text:p>
              </table:table-cell>
              <table:table-cell office:value-type="float" office:value="11.9635030908142">
                <text:p>11.9635030908142</text:p>
              </table:table-cell>
              <table:table-cell office:value-type="float" office:value="11.9288529567054">
                <text:p>11.9288529567054</text:p>
              </table:table-cell>
              <table:table-cell office:value-type="float" office:value="11.7565018087337">
                <text:p>11.7565018087337</text:p>
              </table:table-cell>
              <table:table-cell office:value-type="float" office:value="11.8219241010588">
                <text:p>11.8219241010588</text:p>
              </table:table-cell>
              <table:table-cell office:value-type="float" office:value="11.7700186803684">
                <text:p>11.7700186803684</text:p>
              </table:table-cell>
              <table:table-cell office:value-type="float" office:value="11.5897673093283">
                <text:p>11.5897673093283</text:p>
              </table:table-cell>
              <table:table-cell office:value-type="float" office:value="11.5359735745285">
                <text:p>11.5359735745285</text:p>
              </table:table-cell>
              <table:table-cell office:value-type="float" office:value="11.5987116710751">
                <text:p>11.5987116710751</text:p>
              </table:table-cell>
              <table:table-cell office:value-type="float" office:value="11.355779539458">
                <text:p>11.355779539458</text:p>
              </table:table-cell>
              <table:table-cell office:value-type="float" office:value="11.3109723940022">
                <text:p>11.31097239400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8cm" svg:height="9.005cm" xlink:href=".." xlink:type="simple" chart:class="chart:line" chart:style-name="ch1">
        <chart:legend chart:legend-position="end" svg:x="12.564cm" svg:y="3.207cm" style:legend-expansion="high" chart:style-name="ch2"/>
        <chart:plot-area chart:style-name="ch3" table:cell-range-address="all.B1:all.AK1 all.A7:all.AK7 all.A14:all.AK14 all.A18:all.AK18" chart:data-source-has-labels="both" svg:x="0.319cm" svg:y="0.18cm" svg:width="11.926cm" svg:height="8.645cm">
          <chartooo:coordinate-region svg:x="1.046cm" svg:y="0.38cm" svg:width="11.199cm" svg:height="7.653cm"/>
          <chart:axis chart:dimension="x" chart:name="primary-x" chart:style-name="ch4" chartooo:axis-type="auto">
            <chartooo:date-scale/>
            <chart:categories table:cell-range-address="all.B1:all.A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7:all.AK7" chart:label-cell-address="all.A7:all.A7" chart:class="chart:line">
            <chart:data-point chart:repeated="36"/>
          </chart:series>
          <chart:series chart:style-name="ch7" chart:values-cell-range-address="all.B14:all.AK14" chart:label-cell-address="all.A14:all.A14" chart:class="chart:line">
            <chart:data-point chart:repeated="36"/>
          </chart:series>
          <chart:series chart:style-name="ch8" chart:values-cell-range-address="all.B7:all.AK7" chart:label-cell-address="all.A7:all.A7" chart:class="chart:line">
            <chart:data-point chart:repeated="36"/>
          </chart:series>
          <chart:series chart:style-name="ch9" chart:values-cell-range-address="all.B14:all.AK14" chart:label-cell-address="all.A14:all.A14" chart:class="chart:line">
            <chart:data-point chart:repeated="36"/>
          </chart:series>
          <chart:series chart:style-name="ch10" chart:values-cell-range-address="all.B18:all.AK18" chart:label-cell-address="all.A18:all.A18" chart:class="chart:line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ll.B1:all.A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cilk2_eff</text:p>
                <draw:g>
                  <svg:desc>all.A7:all.A7</svg:desc>
                </draw:g>
              </table:table-cell>
              <table:table-cell office:value-type="float" office:value="0.907244973026992">
                <text:p>0.907244973026992</text:p>
                <draw:g>
                  <svg:desc>all.B7:all.AK7</svg:desc>
                </draw:g>
              </table:table-cell>
              <table:table-cell office:value-type="float" office:value="0.890049953211237">
                <text:p>0.890049953211237</text:p>
              </table:table-cell>
              <table:table-cell office:value-type="float" office:value="0.841481141391213">
                <text:p>0.841481141391213</text:p>
              </table:table-cell>
              <table:table-cell office:value-type="float" office:value="0.856714558426953">
                <text:p>0.856714558426953</text:p>
              </table:table-cell>
              <table:table-cell office:value-type="float" office:value="0.830045425217153">
                <text:p>0.830045425217153</text:p>
              </table:table-cell>
              <table:table-cell office:value-type="float" office:value="0.832478710949437">
                <text:p>0.832478710949437</text:p>
              </table:table-cell>
              <table:table-cell office:value-type="float" office:value="0.815175770794991">
                <text:p>0.815175770794991</text:p>
              </table:table-cell>
              <table:table-cell office:value-type="float" office:value="0.815527173906558">
                <text:p>0.815527173906558</text:p>
              </table:table-cell>
              <table:table-cell office:value-type="float" office:value="0.795588857432502">
                <text:p>0.795588857432502</text:p>
              </table:table-cell>
              <table:table-cell office:value-type="float" office:value="0.792179535056278">
                <text:p>0.792179535056278</text:p>
              </table:table-cell>
              <table:table-cell office:value-type="float" office:value="0.772930397518828">
                <text:p>0.772930397518828</text:p>
              </table:table-cell>
              <table:table-cell office:value-type="float" office:value="0.763370071262126">
                <text:p>0.763370071262126</text:p>
              </table:table-cell>
              <table:table-cell office:value-type="float" office:value="0.749413687281304">
                <text:p>0.749413687281304</text:p>
              </table:table-cell>
              <table:table-cell office:value-type="float" office:value="0.717596046008101">
                <text:p>0.717596046008101</text:p>
              </table:table-cell>
              <table:table-cell office:value-type="float" office:value="0.71457751278658">
                <text:p>0.71457751278658</text:p>
              </table:table-cell>
              <table:table-cell office:value-type="float" office:value="0.689981633263279">
                <text:p>0.689981633263279</text:p>
              </table:table-cell>
              <table:table-cell office:value-type="float" office:value="0.686385769174435">
                <text:p>0.686385769174435</text:p>
              </table:table-cell>
              <table:table-cell office:value-type="float" office:value="0.665651755950552">
                <text:p>0.665651755950552</text:p>
              </table:table-cell>
              <table:table-cell office:value-type="float" office:value="0.653095265872953">
                <text:p>0.653095265872953</text:p>
              </table:table-cell>
              <table:table-cell office:value-type="float" office:value="0.630150236956316">
                <text:p>0.630150236956316</text:p>
              </table:table-cell>
              <table:table-cell office:value-type="float" office:value="0.612693733706667">
                <text:p>0.612693733706667</text:p>
              </table:table-cell>
              <table:table-cell office:value-type="float" office:value="0.609285288136147">
                <text:p>0.609285288136147</text:p>
              </table:table-cell>
              <table:table-cell office:value-type="float" office:value="0.586565008457879">
                <text:p>0.586565008457879</text:p>
              </table:table-cell>
              <table:table-cell office:value-type="float" office:value="0.571745901758403">
                <text:p>0.571745901758403</text:p>
              </table:table-cell>
              <table:table-cell office:value-type="float" office:value="0.5713744122249">
                <text:p>0.5713744122249</text:p>
              </table:table-cell>
              <table:table-cell office:value-type="float" office:value="0.550206427394963">
                <text:p>0.550206427394963</text:p>
              </table:table-cell>
              <table:table-cell office:value-type="float" office:value="0.544852232286754">
                <text:p>0.544852232286754</text:p>
              </table:table-cell>
              <table:table-cell office:value-type="float" office:value="0.535270109927937">
                <text:p>0.535270109927937</text:p>
              </table:table-cell>
              <table:table-cell office:value-type="float" office:value="0.518916023574493">
                <text:p>0.518916023574493</text:p>
              </table:table-cell>
              <table:table-cell office:value-type="float" office:value="0.511670716220117">
                <text:p>0.511670716220117</text:p>
              </table:table-cell>
              <table:table-cell office:value-type="float" office:value="0.499579414414026">
                <text:p>0.499579414414026</text:p>
              </table:table-cell>
              <table:table-cell office:value-type="float" office:value="0.485658529800398">
                <text:p>0.485658529800398</text:p>
              </table:table-cell>
              <table:table-cell office:value-type="float" office:value="0.480215898004905">
                <text:p>0.480215898004905</text:p>
              </table:table-cell>
              <table:table-cell office:value-type="float" office:value="0.466487871771806">
                <text:p>0.466487871771806</text:p>
              </table:table-cell>
              <table:table-cell office:value-type="float" office:value="0.452994239640713">
                <text:p>0.452994239640713</text:p>
              </table:table-cell>
              <table:table-cell office:value-type="float" office:value="0.448091881199485">
                <text:p>0.448091881199485</text:p>
              </table:table-cell>
            </table:table-row>
            <table:table-row>
              <table:table-cell office:value-type="string">
                <text:p>omp_eff</text:p>
                <draw:g>
                  <svg:desc>all.A14:all.A14</svg:desc>
                </draw:g>
              </table:table-cell>
              <table:table-cell office:value-type="float" office:value="0.958761405432383">
                <text:p>0.958761405432383</text:p>
                <draw:g>
                  <svg:desc>all.B14:all.AK14</svg:desc>
                </draw:g>
              </table:table-cell>
              <table:table-cell office:value-type="float" office:value="0.898681924970665">
                <text:p>0.898681924970665</text:p>
              </table:table-cell>
              <table:table-cell office:value-type="float" office:value="1.08328081581085">
                <text:p>1.08328081581085</text:p>
              </table:table-cell>
              <table:table-cell office:value-type="float" office:value="1.20135432790322">
                <text:p>1.20135432790322</text:p>
              </table:table-cell>
              <table:table-cell office:value-type="float" office:value="1.20974196782378">
                <text:p>1.20974196782378</text:p>
              </table:table-cell>
              <table:table-cell office:value-type="float" office:value="1.242769688258">
                <text:p>1.242769688258</text:p>
              </table:table-cell>
              <table:table-cell office:value-type="float" office:value="1.19673659678618">
                <text:p>1.19673659678618</text:p>
              </table:table-cell>
              <table:table-cell office:value-type="float" office:value="1.16983774455347">
                <text:p>1.16983774455347</text:p>
              </table:table-cell>
              <table:table-cell office:value-type="float" office:value="1.14001681438623">
                <text:p>1.14001681438623</text:p>
              </table:table-cell>
              <table:table-cell office:value-type="float" office:value="1.04712514145316">
                <text:p>1.04712514145316</text:p>
              </table:table-cell>
              <table:table-cell office:value-type="float" office:value="0.99384846363512">
                <text:p>0.99384846363512</text:p>
              </table:table-cell>
              <table:table-cell office:value-type="float" office:value="0.928113165299034">
                <text:p>0.928113165299034</text:p>
              </table:table-cell>
              <table:table-cell office:value-type="float" office:value="0.864032467832796">
                <text:p>0.864032467832796</text:p>
              </table:table-cell>
              <table:table-cell office:value-type="float" office:value="0.817381668760985">
                <text:p>0.817381668760985</text:p>
              </table:table-cell>
              <table:table-cell office:value-type="float" office:value="0.758350524824511">
                <text:p>0.758350524824511</text:p>
              </table:table-cell>
              <table:table-cell office:value-type="float" office:value="0.706179004271531">
                <text:p>0.706179004271531</text:p>
              </table:table-cell>
              <table:table-cell office:value-type="float" office:value="0.678673423136652">
                <text:p>0.678673423136652</text:p>
              </table:table-cell>
              <table:table-cell office:value-type="float" office:value="0.648414561422236">
                <text:p>0.648414561422236</text:p>
              </table:table-cell>
              <table:table-cell office:value-type="float" office:value="0.617475372958075">
                <text:p>0.617475372958075</text:p>
              </table:table-cell>
              <table:table-cell office:value-type="float" office:value="0.582272761421065">
                <text:p>0.582272761421065</text:p>
              </table:table-cell>
              <table:table-cell office:value-type="float" office:value="0.556334612010902">
                <text:p>0.556334612010902</text:p>
              </table:table-cell>
              <table:table-cell office:value-type="float" office:value="0.535662786871223">
                <text:p>0.535662786871223</text:p>
              </table:table-cell>
              <table:table-cell office:value-type="float" office:value="0.520295625705553">
                <text:p>0.520295625705553</text:p>
              </table:table-cell>
              <table:table-cell office:value-type="float" office:value="0.496890518407037">
                <text:p>0.496890518407037</text:p>
              </table:table-cell>
              <table:table-cell office:value-type="float" office:value="0.473065732316288">
                <text:p>0.473065732316288</text:p>
              </table:table-cell>
              <table:table-cell office:value-type="float" office:value="0.460200094041508">
                <text:p>0.460200094041508</text:p>
              </table:table-cell>
              <table:table-cell office:value-type="float" office:value="0.443092707067194">
                <text:p>0.443092707067194</text:p>
              </table:table-cell>
              <table:table-cell office:value-type="float" office:value="0.42603046273948">
                <text:p>0.42603046273948</text:p>
              </table:table-cell>
              <table:table-cell office:value-type="float" office:value="0.405396614094267">
                <text:p>0.405396614094267</text:p>
              </table:table-cell>
              <table:table-cell office:value-type="float" office:value="0.394064136701959">
                <text:p>0.394064136701959</text:p>
              </table:table-cell>
              <table:table-cell office:value-type="float" office:value="0.379678021947368">
                <text:p>0.379678021947368</text:p>
              </table:table-cell>
              <table:table-cell office:value-type="float" office:value="0.362180228416509">
                <text:p>0.362180228416509</text:p>
              </table:table-cell>
              <table:table-cell office:value-type="float" office:value="0.349574956803894">
                <text:p>0.349574956803894</text:p>
              </table:table-cell>
              <table:table-cell office:value-type="float" office:value="0.341138578561032">
                <text:p>0.341138578561032</text:p>
              </table:table-cell>
              <table:table-cell office:value-type="float" office:value="0.324450843984514">
                <text:p>0.324450843984514</text:p>
              </table:table-cell>
              <table:table-cell office:value-type="float" office:value="0.314193677611171">
                <text:p>0.314193677611171</text:p>
              </table:table-cell>
            </table:table-row>
            <table:table-row>
              <table:table-cell office:value-type="string">
                <text:p>cilk2_eff</text:p>
                <draw:g>
                  <svg:desc>all.A7:all.A7</svg:desc>
                </draw:g>
              </table:table-cell>
              <table:table-cell office:value-type="float" office:value="0.907244973026992">
                <text:p>0.907244973026992</text:p>
                <draw:g>
                  <svg:desc>all.B7:all.AK7</svg:desc>
                </draw:g>
              </table:table-cell>
              <table:table-cell office:value-type="float" office:value="0.890049953211237">
                <text:p>0.890049953211237</text:p>
              </table:table-cell>
              <table:table-cell office:value-type="float" office:value="0.841481141391213">
                <text:p>0.841481141391213</text:p>
              </table:table-cell>
              <table:table-cell office:value-type="float" office:value="0.856714558426953">
                <text:p>0.856714558426953</text:p>
              </table:table-cell>
              <table:table-cell office:value-type="float" office:value="0.830045425217153">
                <text:p>0.830045425217153</text:p>
              </table:table-cell>
              <table:table-cell office:value-type="float" office:value="0.832478710949437">
                <text:p>0.832478710949437</text:p>
              </table:table-cell>
              <table:table-cell office:value-type="float" office:value="0.815175770794991">
                <text:p>0.815175770794991</text:p>
              </table:table-cell>
              <table:table-cell office:value-type="float" office:value="0.815527173906558">
                <text:p>0.815527173906558</text:p>
              </table:table-cell>
              <table:table-cell office:value-type="float" office:value="0.795588857432502">
                <text:p>0.795588857432502</text:p>
              </table:table-cell>
              <table:table-cell office:value-type="float" office:value="0.792179535056278">
                <text:p>0.792179535056278</text:p>
              </table:table-cell>
              <table:table-cell office:value-type="float" office:value="0.772930397518828">
                <text:p>0.772930397518828</text:p>
              </table:table-cell>
              <table:table-cell office:value-type="float" office:value="0.763370071262126">
                <text:p>0.763370071262126</text:p>
              </table:table-cell>
              <table:table-cell office:value-type="float" office:value="0.749413687281304">
                <text:p>0.749413687281304</text:p>
              </table:table-cell>
              <table:table-cell office:value-type="float" office:value="0.717596046008101">
                <text:p>0.717596046008101</text:p>
              </table:table-cell>
              <table:table-cell office:value-type="float" office:value="0.71457751278658">
                <text:p>0.71457751278658</text:p>
              </table:table-cell>
              <table:table-cell office:value-type="float" office:value="0.689981633263279">
                <text:p>0.689981633263279</text:p>
              </table:table-cell>
              <table:table-cell office:value-type="float" office:value="0.686385769174435">
                <text:p>0.686385769174435</text:p>
              </table:table-cell>
              <table:table-cell office:value-type="float" office:value="0.665651755950552">
                <text:p>0.665651755950552</text:p>
              </table:table-cell>
              <table:table-cell office:value-type="float" office:value="0.653095265872953">
                <text:p>0.653095265872953</text:p>
              </table:table-cell>
              <table:table-cell office:value-type="float" office:value="0.630150236956316">
                <text:p>0.630150236956316</text:p>
              </table:table-cell>
              <table:table-cell office:value-type="float" office:value="0.612693733706667">
                <text:p>0.612693733706667</text:p>
              </table:table-cell>
              <table:table-cell office:value-type="float" office:value="0.609285288136147">
                <text:p>0.609285288136147</text:p>
              </table:table-cell>
              <table:table-cell office:value-type="float" office:value="0.586565008457879">
                <text:p>0.586565008457879</text:p>
              </table:table-cell>
              <table:table-cell office:value-type="float" office:value="0.571745901758403">
                <text:p>0.571745901758403</text:p>
              </table:table-cell>
              <table:table-cell office:value-type="float" office:value="0.5713744122249">
                <text:p>0.5713744122249</text:p>
              </table:table-cell>
              <table:table-cell office:value-type="float" office:value="0.550206427394963">
                <text:p>0.550206427394963</text:p>
              </table:table-cell>
              <table:table-cell office:value-type="float" office:value="0.544852232286754">
                <text:p>0.544852232286754</text:p>
              </table:table-cell>
              <table:table-cell office:value-type="float" office:value="0.535270109927937">
                <text:p>0.535270109927937</text:p>
              </table:table-cell>
              <table:table-cell office:value-type="float" office:value="0.518916023574493">
                <text:p>0.518916023574493</text:p>
              </table:table-cell>
              <table:table-cell office:value-type="float" office:value="0.511670716220117">
                <text:p>0.511670716220117</text:p>
              </table:table-cell>
              <table:table-cell office:value-type="float" office:value="0.499579414414026">
                <text:p>0.499579414414026</text:p>
              </table:table-cell>
              <table:table-cell office:value-type="float" office:value="0.485658529800398">
                <text:p>0.485658529800398</text:p>
              </table:table-cell>
              <table:table-cell office:value-type="float" office:value="0.480215898004905">
                <text:p>0.480215898004905</text:p>
              </table:table-cell>
              <table:table-cell office:value-type="float" office:value="0.466487871771806">
                <text:p>0.466487871771806</text:p>
              </table:table-cell>
              <table:table-cell office:value-type="float" office:value="0.452994239640713">
                <text:p>0.452994239640713</text:p>
              </table:table-cell>
              <table:table-cell office:value-type="float" office:value="0.448091881199485">
                <text:p>0.448091881199485</text:p>
              </table:table-cell>
            </table:table-row>
            <table:table-row>
              <table:table-cell office:value-type="string">
                <text:p>omp_eff</text:p>
                <draw:g>
                  <svg:desc>all.A14:all.A14</svg:desc>
                </draw:g>
              </table:table-cell>
              <table:table-cell office:value-type="float" office:value="0.958761405432383">
                <text:p>0.958761405432383</text:p>
                <draw:g>
                  <svg:desc>all.B14:all.AK14</svg:desc>
                </draw:g>
              </table:table-cell>
              <table:table-cell office:value-type="float" office:value="0.898681924970665">
                <text:p>0.898681924970665</text:p>
              </table:table-cell>
              <table:table-cell office:value-type="float" office:value="1.08328081581085">
                <text:p>1.08328081581085</text:p>
              </table:table-cell>
              <table:table-cell office:value-type="float" office:value="1.20135432790322">
                <text:p>1.20135432790322</text:p>
              </table:table-cell>
              <table:table-cell office:value-type="float" office:value="1.20974196782378">
                <text:p>1.20974196782378</text:p>
              </table:table-cell>
              <table:table-cell office:value-type="float" office:value="1.242769688258">
                <text:p>1.242769688258</text:p>
              </table:table-cell>
              <table:table-cell office:value-type="float" office:value="1.19673659678618">
                <text:p>1.19673659678618</text:p>
              </table:table-cell>
              <table:table-cell office:value-type="float" office:value="1.16983774455347">
                <text:p>1.16983774455347</text:p>
              </table:table-cell>
              <table:table-cell office:value-type="float" office:value="1.14001681438623">
                <text:p>1.14001681438623</text:p>
              </table:table-cell>
              <table:table-cell office:value-type="float" office:value="1.04712514145316">
                <text:p>1.04712514145316</text:p>
              </table:table-cell>
              <table:table-cell office:value-type="float" office:value="0.99384846363512">
                <text:p>0.99384846363512</text:p>
              </table:table-cell>
              <table:table-cell office:value-type="float" office:value="0.928113165299034">
                <text:p>0.928113165299034</text:p>
              </table:table-cell>
              <table:table-cell office:value-type="float" office:value="0.864032467832796">
                <text:p>0.864032467832796</text:p>
              </table:table-cell>
              <table:table-cell office:value-type="float" office:value="0.817381668760985">
                <text:p>0.817381668760985</text:p>
              </table:table-cell>
              <table:table-cell office:value-type="float" office:value="0.758350524824511">
                <text:p>0.758350524824511</text:p>
              </table:table-cell>
              <table:table-cell office:value-type="float" office:value="0.706179004271531">
                <text:p>0.706179004271531</text:p>
              </table:table-cell>
              <table:table-cell office:value-type="float" office:value="0.678673423136652">
                <text:p>0.678673423136652</text:p>
              </table:table-cell>
              <table:table-cell office:value-type="float" office:value="0.648414561422236">
                <text:p>0.648414561422236</text:p>
              </table:table-cell>
              <table:table-cell office:value-type="float" office:value="0.617475372958075">
                <text:p>0.617475372958075</text:p>
              </table:table-cell>
              <table:table-cell office:value-type="float" office:value="0.582272761421065">
                <text:p>0.582272761421065</text:p>
              </table:table-cell>
              <table:table-cell office:value-type="float" office:value="0.556334612010902">
                <text:p>0.556334612010902</text:p>
              </table:table-cell>
              <table:table-cell office:value-type="float" office:value="0.535662786871223">
                <text:p>0.535662786871223</text:p>
              </table:table-cell>
              <table:table-cell office:value-type="float" office:value="0.520295625705553">
                <text:p>0.520295625705553</text:p>
              </table:table-cell>
              <table:table-cell office:value-type="float" office:value="0.496890518407037">
                <text:p>0.496890518407037</text:p>
              </table:table-cell>
              <table:table-cell office:value-type="float" office:value="0.473065732316288">
                <text:p>0.473065732316288</text:p>
              </table:table-cell>
              <table:table-cell office:value-type="float" office:value="0.460200094041508">
                <text:p>0.460200094041508</text:p>
              </table:table-cell>
              <table:table-cell office:value-type="float" office:value="0.443092707067194">
                <text:p>0.443092707067194</text:p>
              </table:table-cell>
              <table:table-cell office:value-type="float" office:value="0.42603046273948">
                <text:p>0.42603046273948</text:p>
              </table:table-cell>
              <table:table-cell office:value-type="float" office:value="0.405396614094267">
                <text:p>0.405396614094267</text:p>
              </table:table-cell>
              <table:table-cell office:value-type="float" office:value="0.394064136701959">
                <text:p>0.394064136701959</text:p>
              </table:table-cell>
              <table:table-cell office:value-type="float" office:value="0.379678021947368">
                <text:p>0.379678021947368</text:p>
              </table:table-cell>
              <table:table-cell office:value-type="float" office:value="0.362180228416509">
                <text:p>0.362180228416509</text:p>
              </table:table-cell>
              <table:table-cell office:value-type="float" office:value="0.349574956803894">
                <text:p>0.349574956803894</text:p>
              </table:table-cell>
              <table:table-cell office:value-type="float" office:value="0.341138578561032">
                <text:p>0.341138578561032</text:p>
              </table:table-cell>
              <table:table-cell office:value-type="float" office:value="0.324450843984514">
                <text:p>0.324450843984514</text:p>
              </table:table-cell>
              <table:table-cell office:value-type="float" office:value="0.314193677611171">
                <text:p>0.314193677611171</text:p>
              </table:table-cell>
            </table:table-row>
            <table:table-row>
              <table:table-cell office:value-type="string">
                <text:p>linear</text:p>
                <draw:g>
                  <svg:desc>all.A18:all.A18</svg:desc>
                </draw:g>
              </table:table-cell>
              <table:table-cell office:value-type="float" office:value="1">
                <text:p>1</text:p>
                <draw:g>
                  <svg:desc>all.B18:all.AK1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